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Roboto" svg:font-family="Roboto, RobotoDraft, Helvetica, Arial, sans-serif"/>
    <style:font-face style:name="Liberation Serif1" svg:font-family="'Liberation Serif'" style:font-family-generic="roman"/>
    <style:font-face style:name="Lucida Sans1" svg:font-family="'Lucida Sans'" style:font-family-generic="swiss"/>
    <style:font-face style:name="Arial Black" svg:font-family="'Arial Black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7pt"/>
    </style:style>
    <style:style style:name="P2" style:family="paragraph" style:parent-style-name="Standard">
      <style:text-properties officeooo:rsid="000eb3ca" officeooo:paragraph-rsid="000eb3ca"/>
    </style:style>
    <style:style style:name="P3" style:family="paragraph" style:parent-style-name="Standard">
      <style:text-properties officeooo:rsid="000eb3ca" officeooo:paragraph-rsid="00117a91"/>
    </style:style>
    <style:style style:name="P4" style:family="paragraph" style:parent-style-name="Standard">
      <style:text-properties officeooo:rsid="000eb3ca" officeooo:paragraph-rsid="002dd7dc"/>
    </style:style>
    <style:style style:name="P5" style:family="paragraph" style:parent-style-name="Standard">
      <style:text-properties officeooo:rsid="000eb3ca" officeooo:paragraph-rsid="0028b8be"/>
    </style:style>
    <style:style style:name="P6" style:family="paragraph" style:parent-style-name="Standard">
      <style:text-properties officeooo:rsid="000eb3ca" officeooo:paragraph-rsid="00107839"/>
    </style:style>
    <style:style style:name="P7" style:family="paragraph" style:parent-style-name="Standard">
      <style:text-properties officeooo:rsid="000eb3ca" officeooo:paragraph-rsid="00169804"/>
    </style:style>
    <style:style style:name="P8" style:family="paragraph" style:parent-style-name="Standard">
      <style:text-properties officeooo:rsid="000eb3ca" officeooo:paragraph-rsid="00199be6"/>
    </style:style>
    <style:style style:name="P9" style:family="paragraph" style:parent-style-name="Standard">
      <style:text-properties officeooo:rsid="000eb3ca" officeooo:paragraph-rsid="001d5b9e"/>
    </style:style>
    <style:style style:name="P10" style:family="paragraph" style:parent-style-name="Standard">
      <style:text-properties officeooo:rsid="000eb3ca" officeooo:paragraph-rsid="001b5eb4"/>
    </style:style>
    <style:style style:name="P11" style:family="paragraph" style:parent-style-name="Standard">
      <style:text-properties fo:font-variant="normal" fo:text-transform="none" fo:color="#222222" style:font-name="Roboto" fo:font-size="8.39999961853027pt" fo:letter-spacing="normal" fo:font-style="normal" fo:font-weight="normal" officeooo:rsid="000eb3ca" officeooo:paragraph-rsid="000eb3ca"/>
    </style:style>
    <style:style style:name="P12" style:family="paragraph" style:parent-style-name="Standard">
      <style:text-properties fo:font-variant="normal" fo:text-transform="none" fo:color="#222222" style:font-name="Roboto" fo:font-size="8.39999961853027pt" fo:letter-spacing="normal" fo:font-style="normal" fo:font-weight="normal" officeooo:rsid="000ff0f2" officeooo:paragraph-rsid="000ff0f2"/>
    </style:style>
    <style:style style:name="P13" style:family="paragraph" style:parent-style-name="Standard">
      <style:text-properties fo:font-variant="normal" fo:text-transform="none" fo:color="#222222" style:font-name="Roboto" fo:font-size="8.39999961853027pt" fo:letter-spacing="normal" fo:font-style="normal" fo:font-weight="normal" officeooo:rsid="00107839" officeooo:paragraph-rsid="00107839"/>
    </style:style>
    <style:style style:name="P14" style:family="paragraph" style:parent-style-name="Standard">
      <style:text-properties officeooo:paragraph-rsid="000eb3ca"/>
    </style:style>
    <style:style style:name="P15" style:family="paragraph" style:parent-style-name="Standard">
      <style:text-properties fo:color="#888888"/>
    </style:style>
    <style:style style:name="P16" style:family="paragraph" style:parent-style-name="Standard">
      <style:text-properties fo:color="#000000"/>
    </style:style>
    <style:style style:name="P17" style:family="paragraph" style:parent-style-name="Standard">
      <style:text-properties fo:color="#000000" fo:font-size="7pt"/>
    </style:style>
    <style:style style:name="P18" style:family="paragraph" style:parent-style-name="Standard">
      <style:text-properties fo:color="#000000" fo:font-size="7pt" officeooo:rsid="0012b21c" officeooo:paragraph-rsid="0012b21c"/>
    </style:style>
    <style:style style:name="P19" style:family="paragraph" style:parent-style-name="Standard">
      <style:text-properties fo:color="#000000" fo:font-size="7pt" officeooo:rsid="0012b21c" officeooo:paragraph-rsid="00169804"/>
    </style:style>
    <style:style style:name="P20" style:family="paragraph" style:parent-style-name="Standard">
      <style:text-properties fo:color="#000000" fo:font-size="7pt" officeooo:rsid="0012b21c" officeooo:paragraph-rsid="00199be6"/>
    </style:style>
    <style:style style:name="P21" style:family="paragraph" style:parent-style-name="Standard">
      <style:text-properties fo:color="#000000" fo:font-size="7pt" officeooo:rsid="0012b21c" officeooo:paragraph-rsid="001b5eb4"/>
    </style:style>
    <style:style style:name="P22" style:family="paragraph" style:parent-style-name="Standard">
      <style:text-properties fo:color="#000000" fo:font-size="7pt" officeooo:rsid="0012b21c" officeooo:paragraph-rsid="001d5b9e"/>
    </style:style>
    <style:style style:name="P23" style:family="paragraph" style:parent-style-name="Standard">
      <style:text-properties fo:color="#000000" fo:font-size="7pt" fo:font-style="italic" officeooo:rsid="0012b21c" officeooo:paragraph-rsid="0012b21c" style:font-style-asian="italic" style:font-style-complex="italic"/>
    </style:style>
    <style:style style:name="P24" style:family="paragraph" style:parent-style-name="Standard">
      <style:text-properties fo:color="#000000" fo:font-size="7pt" fo:font-style="italic" officeooo:rsid="00174b84" officeooo:paragraph-rsid="0028b8be" style:font-size-asian="10pt" style:font-style-asian="italic" style:font-size-complex="10pt" style:font-style-complex="italic"/>
    </style:style>
    <style:style style:name="P25" style:family="paragraph" style:parent-style-name="Standard">
      <style:text-properties fo:color="#000000" fo:font-size="7pt" fo:font-style="italic" officeooo:rsid="003a7dcf" officeooo:paragraph-rsid="00382a36" style:font-size-asian="7pt" style:font-style-asian="italic" style:font-size-complex="7pt" style:font-style-complex="italic"/>
    </style:style>
    <style:style style:name="P26" style:family="paragraph" style:parent-style-name="Standard">
      <style:text-properties fo:color="#000000" fo:font-size="7pt" fo:font-style="italic" officeooo:rsid="003a7dcf" officeooo:paragraph-rsid="0041f89c" style:font-size-asian="7pt" style:font-style-asian="italic" style:font-size-complex="7pt" style:font-style-complex="italic"/>
    </style:style>
    <style:style style:name="P27" style:family="paragraph" style:parent-style-name="Standard">
      <style:text-properties fo:color="#000000" fo:font-size="7pt" fo:font-style="italic" officeooo:rsid="003a7dcf" officeooo:paragraph-rsid="004c2209" style:font-size-asian="7pt" style:font-style-asian="italic" style:font-size-complex="7pt" style:font-style-complex="italic"/>
    </style:style>
    <style:style style:name="P28" style:family="paragraph" style:parent-style-name="Standard">
      <style:text-properties fo:color="#000000" fo:font-size="7pt" fo:font-style="italic" officeooo:rsid="003a7dcf" officeooo:paragraph-rsid="00587052" style:font-size-asian="7pt" style:font-style-asian="italic" style:font-size-complex="7pt" style:font-style-complex="italic"/>
    </style:style>
    <style:style style:name="P29" style:family="paragraph" style:parent-style-name="Standard">
      <style:text-properties fo:color="#000000" fo:font-size="7pt" fo:font-style="italic" officeooo:rsid="003a7dcf" officeooo:paragraph-rsid="00648d75" style:font-size-asian="7pt" style:font-style-asian="italic" style:font-size-complex="7pt" style:font-style-complex="italic"/>
    </style:style>
    <style:style style:name="P30" style:family="paragraph" style:parent-style-name="Standard">
      <style:paragraph-properties fo:line-height="100%"/>
      <style:text-properties fo:color="#000000" fo:font-size="7pt" fo:font-style="italic" officeooo:rsid="003a7dcf" officeooo:paragraph-rsid="006157fd" style:font-size-asian="7pt" style:font-style-asian="italic" style:font-size-complex="7pt" style:font-style-complex="italic"/>
    </style:style>
    <style:style style:name="P31" style:family="paragraph" style:parent-style-name="Standard">
      <style:paragraph-properties fo:line-height="100%"/>
      <style:text-properties fo:color="#000000" fo:font-size="7pt" fo:font-style="italic" officeooo:rsid="003a7dcf" officeooo:paragraph-rsid="00676397" style:font-size-asian="7pt" style:font-style-asian="italic" style:font-size-complex="7pt" style:font-style-complex="italic"/>
    </style:style>
    <style:style style:name="P32" style:family="paragraph" style:parent-style-name="Standard">
      <style:text-properties fo:color="#000000" fo:font-size="7pt" fo:font-style="italic" officeooo:rsid="003a7dcf" officeooo:paragraph-rsid="006ca01a" style:font-size-asian="7pt" style:font-style-asian="italic" style:font-size-complex="7pt" style:font-style-complex="italic"/>
    </style:style>
    <style:style style:name="P33" style:family="paragraph" style:parent-style-name="Standard">
      <style:text-properties fo:color="#000000" fo:font-size="7pt" fo:font-style="normal" officeooo:rsid="0037cd49" officeooo:paragraph-rsid="0037c5e0" style:font-size-asian="7pt" style:font-style-asian="normal" style:font-size-complex="7pt" style:font-style-complex="normal"/>
    </style:style>
    <style:style style:name="P34" style:family="paragraph" style:parent-style-name="Standard">
      <style:text-properties fo:color="#000000" fo:font-size="12pt" style:font-size-asian="10.5pt" style:font-size-complex="12pt"/>
    </style:style>
    <style:style style:name="P35" style:family="paragraph" style:parent-style-name="Standard">
      <style:text-properties fo:color="#000000" fo:font-size="12pt" fo:font-style="normal" officeooo:rsid="002f0717" officeooo:paragraph-rsid="00319719" style:font-size-asian="12pt" style:font-style-asian="normal" style:font-size-complex="12pt" style:font-style-complex="normal"/>
    </style:style>
    <style:style style:name="P36" style:family="paragraph" style:parent-style-name="Standard">
      <style:text-properties fo:color="#000000" fo:font-size="12pt" fo:font-style="normal" officeooo:rsid="000eb3ca" officeooo:paragraph-rsid="0037c5e0" style:font-size-asian="12pt" style:font-style-asian="normal" style:font-size-complex="12pt" style:font-style-complex="normal"/>
    </style:style>
    <style:style style:name="P37" style:family="paragraph" style:parent-style-name="Standard">
      <style:text-properties fo:color="#000000" fo:font-size="12pt" fo:font-style="normal" officeooo:rsid="000eb3ca" officeooo:paragraph-rsid="0041f89c" style:font-size-asian="12pt" style:font-style-asian="normal" style:font-size-complex="12pt" style:font-style-complex="normal"/>
    </style:style>
    <style:style style:name="P38" style:family="paragraph" style:parent-style-name="Standard">
      <style:text-properties fo:color="#000000" fo:font-size="12pt" fo:font-style="normal" officeooo:rsid="000eb3ca" officeooo:paragraph-rsid="004c2209" style:font-size-asian="12pt" style:font-style-asian="normal" style:font-size-complex="12pt" style:font-style-complex="normal"/>
    </style:style>
    <style:style style:name="P39" style:family="paragraph" style:parent-style-name="Standard">
      <style:text-properties fo:color="#000000" fo:font-size="12pt" fo:font-style="normal" officeooo:rsid="000eb3ca" officeooo:paragraph-rsid="00587052" style:font-size-asian="12pt" style:font-style-asian="normal" style:font-size-complex="12pt" style:font-style-complex="normal"/>
    </style:style>
    <style:style style:name="P40" style:family="paragraph" style:parent-style-name="Standard">
      <style:text-properties fo:color="#000000" fo:font-size="12pt" fo:font-style="normal" officeooo:rsid="000eb3ca" officeooo:paragraph-rsid="00648d75" style:font-size-asian="12pt" style:font-style-asian="normal" style:font-size-complex="12pt" style:font-style-complex="normal"/>
    </style:style>
    <style:style style:name="P41" style:family="paragraph" style:parent-style-name="Standard">
      <style:paragraph-properties fo:line-height="100%"/>
      <style:text-properties fo:color="#000000" fo:font-size="12pt" fo:font-style="normal" officeooo:rsid="000eb3ca" officeooo:paragraph-rsid="006157fd" style:font-size-asian="12pt" style:font-style-asian="normal" style:font-size-complex="12pt" style:font-style-complex="normal"/>
    </style:style>
    <style:style style:name="P42" style:family="paragraph" style:parent-style-name="Standard">
      <style:paragraph-properties fo:line-height="100%"/>
      <style:text-properties fo:color="#000000" fo:font-size="12pt" fo:font-style="normal" officeooo:rsid="000eb3ca" officeooo:paragraph-rsid="00676397" style:font-size-asian="12pt" style:font-style-asian="normal" style:font-size-complex="12pt" style:font-style-complex="normal"/>
    </style:style>
    <style:style style:name="P43" style:family="paragraph" style:parent-style-name="Standard">
      <style:text-properties fo:color="#000000" fo:font-size="12pt" fo:font-style="normal" officeooo:rsid="000eb3ca" officeooo:paragraph-rsid="006ca01a" style:font-size-asian="12pt" style:font-style-asian="normal" style:font-size-complex="12pt" style:font-style-complex="normal"/>
    </style:style>
    <style:style style:name="P44" style:family="paragraph" style:parent-style-name="Standard">
      <style:text-properties fo:color="#000000" fo:font-size="12pt" fo:font-style="normal" officeooo:rsid="0036e8f9" officeooo:paragraph-rsid="0037c5e0" style:font-size-asian="12pt" style:font-style-asian="normal" style:font-size-complex="12pt" style:font-style-complex="normal"/>
    </style:style>
    <style:style style:name="P45" style:family="paragraph" style:parent-style-name="Standard">
      <style:text-properties fo:color="#000000" fo:font-size="12pt" fo:font-style="normal" officeooo:rsid="0036e8f9" officeooo:paragraph-rsid="0041f89c" style:font-size-asian="12pt" style:font-style-asian="normal" style:font-size-complex="12pt" style:font-style-complex="normal"/>
    </style:style>
    <style:style style:name="P46" style:family="paragraph" style:parent-style-name="Standard">
      <style:text-properties fo:color="#000000" fo:font-size="12pt" fo:font-style="normal" officeooo:rsid="0036e8f9" officeooo:paragraph-rsid="004c2209" style:font-size-asian="12pt" style:font-style-asian="normal" style:font-size-complex="12pt" style:font-style-complex="normal"/>
    </style:style>
    <style:style style:name="P47" style:family="paragraph" style:parent-style-name="Standard">
      <style:text-properties fo:color="#000000" fo:font-size="12pt" fo:font-style="normal" officeooo:rsid="0036e8f9" officeooo:paragraph-rsid="00587052" style:font-size-asian="12pt" style:font-style-asian="normal" style:font-size-complex="12pt" style:font-style-complex="normal"/>
    </style:style>
    <style:style style:name="P48" style:family="paragraph" style:parent-style-name="Standard">
      <style:text-properties fo:color="#000000" fo:font-size="12pt" fo:font-style="normal" officeooo:rsid="0036e8f9" officeooo:paragraph-rsid="00648d75" style:font-size-asian="12pt" style:font-style-asian="normal" style:font-size-complex="12pt" style:font-style-complex="normal"/>
    </style:style>
    <style:style style:name="P49" style:family="paragraph" style:parent-style-name="Standard">
      <style:paragraph-properties fo:line-height="100%"/>
      <style:text-properties fo:color="#000000" fo:font-size="12pt" fo:font-style="normal" officeooo:rsid="0036e8f9" officeooo:paragraph-rsid="006157fd" style:font-size-asian="12pt" style:font-style-asian="normal" style:font-size-complex="12pt" style:font-style-complex="normal"/>
    </style:style>
    <style:style style:name="P50" style:family="paragraph" style:parent-style-name="Standard">
      <style:paragraph-properties fo:line-height="100%"/>
      <style:text-properties fo:color="#000000" fo:font-size="12pt" fo:font-style="normal" officeooo:rsid="0036e8f9" officeooo:paragraph-rsid="00676397" style:font-size-asian="12pt" style:font-style-asian="normal" style:font-size-complex="12pt" style:font-style-complex="normal"/>
    </style:style>
    <style:style style:name="P51" style:family="paragraph" style:parent-style-name="Standard">
      <style:text-properties fo:color="#000000" fo:font-size="12pt" fo:font-style="normal" officeooo:rsid="0036e8f9" officeooo:paragraph-rsid="006ca01a" style:font-size-asian="12pt" style:font-style-asian="normal" style:font-size-complex="12pt" style:font-style-complex="normal"/>
    </style:style>
    <style:style style:name="P52" style:family="paragraph" style:parent-style-name="Standard">
      <style:text-properties fo:color="#000000" fo:font-size="12pt" fo:font-style="normal" officeooo:rsid="004600d9" officeooo:paragraph-rsid="004311f6" style:font-size-asian="12pt" style:font-style-asian="normal" style:font-size-complex="12pt" style:font-style-complex="normal"/>
    </style:style>
    <style:style style:name="P53" style:family="paragraph" style:parent-style-name="Standard">
      <style:text-properties fo:color="#000000" fo:font-size="12pt" fo:font-style="normal" officeooo:rsid="0038df95" officeooo:paragraph-rsid="0041f89c" style:font-size-asian="12pt" style:font-style-asian="normal" style:font-size-complex="12pt" style:font-style-complex="normal"/>
    </style:style>
    <style:style style:name="P54" style:family="paragraph" style:parent-style-name="Standard">
      <style:text-properties fo:color="#000000" fo:font-size="12pt" fo:font-style="normal" officeooo:rsid="0038df95" officeooo:paragraph-rsid="004c2209" style:font-size-asian="12pt" style:font-style-asian="normal" style:font-size-complex="12pt" style:font-style-complex="normal"/>
    </style:style>
    <style:style style:name="P55" style:family="paragraph" style:parent-style-name="Standard">
      <style:text-properties fo:color="#000000" fo:font-size="12pt" fo:font-style="normal" officeooo:rsid="0038df95" officeooo:paragraph-rsid="00587052" style:font-size-asian="12pt" style:font-style-asian="normal" style:font-size-complex="12pt" style:font-style-complex="normal"/>
    </style:style>
    <style:style style:name="P56" style:family="paragraph" style:parent-style-name="Standard">
      <style:paragraph-properties fo:line-height="100%"/>
      <style:text-properties fo:color="#000000" fo:font-size="12pt" fo:font-style="normal" officeooo:rsid="0038df95" officeooo:paragraph-rsid="006157fd" style:font-size-asian="12pt" style:font-style-asian="normal" style:font-size-complex="12pt" style:font-style-complex="normal"/>
    </style:style>
    <style:style style:name="P57" style:family="paragraph" style:parent-style-name="Standard">
      <style:paragraph-properties fo:line-height="100%"/>
      <style:text-properties fo:color="#000000" fo:font-size="12pt" fo:font-style="normal" officeooo:rsid="0038df95" officeooo:paragraph-rsid="00676397" style:font-size-asian="12pt" style:font-style-asian="normal" style:font-size-complex="12pt" style:font-style-complex="normal"/>
    </style:style>
    <style:style style:name="P58" style:family="paragraph" style:parent-style-name="Standard">
      <style:text-properties fo:color="#000000" fo:font-size="12pt" fo:font-style="normal" officeooo:rsid="0038df95" officeooo:paragraph-rsid="006ca01a" style:font-size-asian="12pt" style:font-style-asian="normal" style:font-size-complex="12pt" style:font-style-complex="normal"/>
    </style:style>
    <style:style style:name="P59" style:family="paragraph" style:parent-style-name="Standard">
      <style:text-properties fo:color="#000000" fo:font-size="12pt" fo:font-style="normal" officeooo:rsid="004db5a5" officeooo:paragraph-rsid="00543145" style:font-size-asian="12pt" style:font-style-asian="normal" style:font-size-complex="12pt" style:font-style-complex="normal"/>
    </style:style>
    <style:style style:name="P60" style:family="paragraph" style:parent-style-name="Standard">
      <style:text-properties fo:color="#000000" fo:font-size="12pt" fo:font-style="normal" officeooo:rsid="004ee334" officeooo:paragraph-rsid="00543145" style:font-size-asian="12pt" style:font-style-asian="normal" style:font-size-complex="12pt" style:font-style-complex="normal"/>
    </style:style>
    <style:style style:name="P61" style:family="paragraph" style:parent-style-name="Standard">
      <style:paragraph-properties fo:line-height="100%"/>
      <style:text-properties fo:color="#000000" fo:font-size="12pt" fo:font-style="normal" officeooo:rsid="0060bc7c" officeooo:paragraph-rsid="006157fd" style:font-size-asian="12pt" style:font-style-asian="normal" style:font-size-complex="12pt" style:font-style-complex="normal"/>
    </style:style>
    <style:style style:name="P62" style:family="paragraph" style:parent-style-name="Standard">
      <style:paragraph-properties fo:line-height="100%"/>
      <style:text-properties fo:color="#000000" fo:font-size="12pt" fo:font-style="normal" officeooo:rsid="0068ac5c" officeooo:paragraph-rsid="00676397" style:font-size-asian="12pt" style:font-style-asian="normal" style:font-size-complex="12pt" style:font-style-complex="normal"/>
    </style:style>
    <style:style style:name="P63" style:family="paragraph" style:parent-style-name="Standard">
      <style:text-properties fo:color="#000000" fo:font-size="10pt" fo:font-style="italic" officeooo:rsid="0012b21c" officeooo:paragraph-rsid="00169804" style:font-size-asian="10pt" style:font-style-asian="italic" style:font-size-complex="10pt" style:font-style-complex="italic"/>
    </style:style>
    <style:style style:name="P64" style:family="paragraph" style:parent-style-name="Standard">
      <style:text-properties fo:color="#000000" fo:font-size="10pt" fo:font-style="italic" officeooo:rsid="0012b21c" officeooo:paragraph-rsid="00199be6" style:font-size-asian="10pt" style:font-style-asian="italic" style:font-size-complex="10pt" style:font-style-complex="italic"/>
    </style:style>
    <style:style style:name="P65" style:family="paragraph" style:parent-style-name="Standard">
      <style:text-properties fo:color="#000000" fo:font-size="10pt" fo:font-style="italic" officeooo:rsid="0012b21c" officeooo:paragraph-rsid="001b5eb4" style:font-size-asian="10pt" style:font-style-asian="italic" style:font-size-complex="10pt" style:font-style-complex="italic"/>
    </style:style>
    <style:style style:name="P66" style:family="paragraph" style:parent-style-name="Standard">
      <style:text-properties fo:color="#000000" fo:font-size="10pt" fo:font-style="italic" officeooo:rsid="0012b21c" officeooo:paragraph-rsid="0028b8be" style:font-size-asian="10pt" style:font-style-asian="italic" style:font-size-complex="10pt" style:font-style-complex="italic"/>
    </style:style>
    <style:style style:name="P67" style:family="paragraph" style:parent-style-name="Standard">
      <style:text-properties fo:color="#000000" fo:font-size="10pt" fo:font-style="italic" officeooo:rsid="0012b21c" officeooo:paragraph-rsid="0030f5c1" style:font-size-asian="10pt" style:font-style-asian="italic" style:font-size-complex="10pt" style:font-style-complex="italic"/>
    </style:style>
    <style:style style:name="P68" style:family="paragraph" style:parent-style-name="Standard">
      <style:text-properties fo:color="#000000" fo:font-size="10pt" fo:font-style="italic" officeooo:rsid="0012b21c" officeooo:paragraph-rsid="0037c5e0" style:font-size-asian="10pt" style:font-style-asian="italic" style:font-size-complex="10pt" style:font-style-complex="italic"/>
    </style:style>
    <style:style style:name="P69" style:family="paragraph" style:parent-style-name="Standard">
      <style:text-properties fo:color="#000000" fo:font-size="10pt" fo:font-style="italic" officeooo:rsid="0012b21c" officeooo:paragraph-rsid="0041f89c" style:font-size-asian="10pt" style:font-style-asian="italic" style:font-size-complex="10pt" style:font-style-complex="italic"/>
    </style:style>
    <style:style style:name="P70" style:family="paragraph" style:parent-style-name="Standard">
      <style:text-properties fo:color="#000000" fo:font-size="10pt" fo:font-style="italic" officeooo:rsid="0012b21c" officeooo:paragraph-rsid="004c2209" style:font-size-asian="10pt" style:font-style-asian="italic" style:font-size-complex="10pt" style:font-style-complex="italic"/>
    </style:style>
    <style:style style:name="P71" style:family="paragraph" style:parent-style-name="Standard">
      <style:text-properties fo:color="#000000" fo:font-size="10pt" fo:font-style="italic" officeooo:rsid="0012b21c" officeooo:paragraph-rsid="00648d75" style:font-size-asian="10pt" style:font-style-asian="italic" style:font-size-complex="10pt" style:font-style-complex="italic"/>
    </style:style>
    <style:style style:name="P72" style:family="paragraph" style:parent-style-name="Standard">
      <style:paragraph-properties fo:line-height="100%"/>
      <style:text-properties fo:color="#000000" fo:font-size="10pt" fo:font-style="italic" officeooo:rsid="0012b21c" officeooo:paragraph-rsid="00676397" style:font-size-asian="10pt" style:font-style-asian="italic" style:font-size-complex="10pt" style:font-style-complex="italic"/>
    </style:style>
    <style:style style:name="P73" style:family="paragraph" style:parent-style-name="Standard">
      <style:text-properties fo:color="#000000" fo:font-size="10pt" fo:font-style="italic" officeooo:rsid="002f0717" officeooo:paragraph-rsid="002f0717" style:font-size-asian="10pt" style:font-style-asian="italic" style:font-size-complex="10pt" style:font-style-complex="italic"/>
    </style:style>
    <style:style style:name="P74" style:family="paragraph" style:parent-style-name="Standard">
      <style:text-properties fo:color="#000000" fo:font-size="10pt" fo:font-style="italic" officeooo:rsid="0030f5c1" officeooo:paragraph-rsid="0030f5c1" style:font-size-asian="10pt" style:font-style-asian="italic" style:font-size-complex="10pt" style:font-style-complex="italic"/>
    </style:style>
    <style:style style:name="P75" style:family="paragraph" style:parent-style-name="Standard">
      <style:text-properties fo:color="#000000" style:font-name="Liberation Serif" fo:font-size="12pt" fo:font-style="normal" officeooo:rsid="00648d75" officeooo:paragraph-rsid="00648d75" style:font-size-asian="12pt" style:font-style-asian="normal" style:font-size-complex="12pt" style:font-style-complex="normal"/>
    </style:style>
    <style:style style:name="P76" style:family="paragraph" style:parent-style-name="Standard">
      <style:text-properties officeooo:rsid="00117a91" officeooo:paragraph-rsid="00117a91"/>
    </style:style>
    <style:style style:name="P77" style:family="paragraph" style:parent-style-name="Standard">
      <style:text-properties officeooo:rsid="00117a91" officeooo:paragraph-rsid="0012b21c"/>
    </style:style>
    <style:style style:name="P78" style:family="paragraph" style:parent-style-name="Standard">
      <style:text-properties officeooo:rsid="0012b21c" officeooo:paragraph-rsid="0012b21c"/>
    </style:style>
    <style:style style:name="P79" style:family="paragraph" style:parent-style-name="Standard">
      <style:text-properties officeooo:rsid="0012b21c" officeooo:paragraph-rsid="001b5eb4"/>
    </style:style>
    <style:style style:name="P80" style:family="paragraph" style:parent-style-name="Standard">
      <style:text-properties officeooo:paragraph-rsid="000ff0f2"/>
    </style:style>
    <style:style style:name="P81" style:family="paragraph" style:parent-style-name="Standard">
      <style:text-properties officeooo:paragraph-rsid="00169804"/>
    </style:style>
    <style:style style:name="P82" style:family="paragraph" style:parent-style-name="Standard">
      <style:text-properties officeooo:rsid="00169804" officeooo:paragraph-rsid="00169804"/>
    </style:style>
    <style:style style:name="P83" style:family="paragraph" style:parent-style-name="Standard">
      <style:text-properties officeooo:paragraph-rsid="00199be6"/>
    </style:style>
    <style:style style:name="P84" style:family="paragraph" style:parent-style-name="Standard">
      <style:text-properties officeooo:rsid="00199be6" officeooo:paragraph-rsid="00199be6"/>
    </style:style>
    <style:style style:name="P85" style:family="paragraph" style:parent-style-name="Standard">
      <style:text-properties officeooo:rsid="00199be6" officeooo:paragraph-rsid="001d5b9e"/>
    </style:style>
    <style:style style:name="P86" style:family="paragraph" style:parent-style-name="Standard">
      <style:text-properties officeooo:paragraph-rsid="001b5eb4"/>
    </style:style>
    <style:style style:name="P87" style:family="paragraph" style:parent-style-name="Standard">
      <style:text-properties officeooo:rsid="001b5eb4" officeooo:paragraph-rsid="001b5eb4"/>
    </style:style>
    <style:style style:name="P88" style:family="paragraph" style:parent-style-name="Standard">
      <style:text-properties officeooo:paragraph-rsid="001bb130"/>
    </style:style>
    <style:style style:name="P89" style:family="paragraph" style:parent-style-name="Standard">
      <style:text-properties officeooo:paragraph-rsid="001d5b9e"/>
    </style:style>
    <style:style style:name="P90" style:family="paragraph" style:parent-style-name="Standard">
      <style:text-properties officeooo:rsid="001d74c4" officeooo:paragraph-rsid="001ef0ce"/>
    </style:style>
    <style:style style:name="P91" style:family="paragraph" style:parent-style-name="Standard">
      <style:text-properties officeooo:rsid="001ef0ce" officeooo:paragraph-rsid="001ef0ce"/>
    </style:style>
    <style:style style:name="P92" style:family="paragraph" style:parent-style-name="Standard">
      <style:text-properties officeooo:paragraph-rsid="0028b8be"/>
    </style:style>
    <style:style style:name="P93" style:family="paragraph" style:parent-style-name="Standard">
      <style:text-properties officeooo:rsid="00174b84" officeooo:paragraph-rsid="0028b8be"/>
    </style:style>
    <style:style style:name="P94" style:family="paragraph" style:parent-style-name="Standard">
      <style:text-properties officeooo:rsid="00174b84" officeooo:paragraph-rsid="0030f5c1"/>
    </style:style>
    <style:style style:name="P95" style:family="paragraph" style:parent-style-name="Standard">
      <style:text-properties fo:font-size="14pt" fo:font-weight="bold" officeooo:rsid="000fbe4d" officeooo:paragraph-rsid="000fbe4d" style:font-size-asian="14pt" style:font-weight-asian="bold" style:font-size-complex="14pt" style:font-weight-complex="bold"/>
    </style:style>
    <style:style style:name="P96" style:family="paragraph" style:parent-style-name="Standard">
      <style:text-properties officeooo:paragraph-rsid="0037c5e0"/>
    </style:style>
    <style:style style:name="P97" style:family="paragraph" style:parent-style-name="Standard">
      <style:text-properties officeooo:paragraph-rsid="003d04a3"/>
    </style:style>
    <style:style style:name="P98" style:family="paragraph" style:parent-style-name="Standard">
      <style:text-properties officeooo:paragraph-rsid="0041f89c"/>
    </style:style>
    <style:style style:name="P99" style:family="paragraph" style:parent-style-name="Standard">
      <style:text-properties officeooo:paragraph-rsid="004c2209"/>
    </style:style>
    <style:style style:name="P100" style:family="paragraph" style:parent-style-name="Standard">
      <style:text-properties officeooo:paragraph-rsid="00587052"/>
    </style:style>
    <style:style style:name="P101" style:family="paragraph" style:parent-style-name="Standard">
      <style:text-properties officeooo:rsid="005df30b" officeooo:paragraph-rsid="005df30b"/>
    </style:style>
    <style:style style:name="P102" style:family="paragraph" style:parent-style-name="Standard">
      <style:text-properties officeooo:paragraph-rsid="00648d75"/>
    </style:style>
    <style:style style:name="P103" style:family="paragraph" style:parent-style-name="Standard">
      <style:text-properties officeooo:paragraph-rsid="00107839"/>
    </style:style>
    <style:style style:name="P104" style:family="paragraph" style:parent-style-name="Standard">
      <style:paragraph-properties fo:line-height="100%"/>
      <style:text-properties officeooo:paragraph-rsid="006157fd"/>
    </style:style>
    <style:style style:name="P105" style:family="paragraph" style:parent-style-name="Standard">
      <style:paragraph-properties fo:line-height="100%"/>
      <style:text-properties officeooo:paragraph-rsid="00676397"/>
    </style:style>
    <style:style style:name="P106" style:family="paragraph" style:parent-style-name="Standard">
      <style:paragraph-properties fo:line-height="100%"/>
      <style:text-properties officeooo:paragraph-rsid="006da98c"/>
    </style:style>
    <style:style style:name="P107" style:family="paragraph" style:parent-style-name="Standard">
      <style:paragraph-properties fo:line-height="100%"/>
      <style:text-properties officeooo:rsid="0068ac5c" officeooo:paragraph-rsid="0068ac5c"/>
    </style:style>
    <style:style style:name="P108" style:family="paragraph" style:parent-style-name="Standard">
      <style:text-properties officeooo:paragraph-rsid="006ca01a"/>
    </style:style>
    <style:style style:name="P109" style:family="paragraph" style:parent-style-name="Standard">
      <style:paragraph-properties fo:break-before="page"/>
      <style:text-properties fo:font-weight="bold" officeooo:rsid="00333a75" officeooo:paragraph-rsid="00333a75" style:font-weight-asian="bold" style:font-weight-complex="bold"/>
    </style:style>
    <style:style style:name="P110" style:family="paragraph" style:parent-style-name="Standard">
      <style:paragraph-properties fo:break-before="page"/>
      <style:text-properties fo:font-weight="bold" officeooo:rsid="00354704" officeooo:paragraph-rsid="00354704" style:font-weight-asian="bold" style:font-weight-complex="bold"/>
    </style:style>
    <style:style style:name="P111" style:family="paragraph" style:parent-style-name="Standard">
      <style:paragraph-properties fo:break-before="page"/>
      <style:text-properties fo:color="#000000" fo:font-size="12pt" fo:font-style="normal" officeooo:rsid="000eb3ca" officeooo:paragraph-rsid="0037c5e0" style:font-size-asian="12pt" style:font-style-asian="normal" style:font-size-complex="12pt" style:font-style-complex="normal"/>
    </style:style>
    <style:style style:name="P112" style:family="paragraph" style:parent-style-name="Standard">
      <style:paragraph-properties fo:break-before="page"/>
      <style:text-properties fo:color="#000000" fo:font-size="12pt" fo:font-style="normal" officeooo:rsid="000eb3ca" officeooo:paragraph-rsid="0041f89c" style:font-size-asian="12pt" style:font-style-asian="normal" style:font-size-complex="12pt" style:font-style-complex="normal"/>
    </style:style>
    <style:style style:name="P113" style:family="paragraph" style:parent-style-name="Standard">
      <style:paragraph-properties fo:break-before="page"/>
      <style:text-properties fo:color="#000000" fo:font-size="12pt" fo:font-style="normal" officeooo:rsid="000eb3ca" officeooo:paragraph-rsid="004c2209" style:font-size-asian="12pt" style:font-style-asian="normal" style:font-size-complex="12pt" style:font-style-complex="normal"/>
    </style:style>
    <style:style style:name="P114" style:family="paragraph" style:parent-style-name="Standard">
      <style:paragraph-properties fo:break-before="page"/>
      <style:text-properties fo:color="#000000" fo:font-size="12pt" fo:font-style="normal" officeooo:rsid="000eb3ca" officeooo:paragraph-rsid="00587052" style:font-size-asian="12pt" style:font-style-asian="normal" style:font-size-complex="12pt" style:font-style-complex="normal"/>
    </style:style>
    <style:style style:name="P115" style:family="paragraph" style:parent-style-name="Standard">
      <style:paragraph-properties fo:line-height="100%" fo:break-before="page"/>
      <style:text-properties fo:color="#000000" fo:font-size="12pt" fo:font-style="normal" officeooo:rsid="000eb3ca" officeooo:paragraph-rsid="006157fd" style:font-size-asian="12pt" style:font-style-asian="normal" style:font-size-complex="12pt" style:font-style-complex="normal"/>
    </style:style>
    <style:style style:name="P116" style:family="paragraph" style:parent-style-name="Standard">
      <style:paragraph-properties fo:break-before="page"/>
      <style:text-properties officeooo:rsid="000eb3ca" officeooo:paragraph-rsid="00107839"/>
    </style:style>
    <style:style style:name="P117" style:family="paragraph" style:parent-style-name="Standard">
      <style:paragraph-properties fo:break-before="page"/>
      <style:text-properties officeooo:rsid="000eb3ca" officeooo:paragraph-rsid="00117a91"/>
    </style:style>
    <style:style style:name="P118" style:family="paragraph" style:parent-style-name="Standard">
      <style:paragraph-properties fo:break-before="page"/>
      <style:text-properties officeooo:rsid="000eb3ca" officeooo:paragraph-rsid="00169804"/>
    </style:style>
    <style:style style:name="P119" style:family="paragraph" style:parent-style-name="Standard">
      <style:paragraph-properties fo:break-before="page"/>
      <style:text-properties officeooo:rsid="000eb3ca" officeooo:paragraph-rsid="00199be6"/>
    </style:style>
    <style:style style:name="P120" style:family="paragraph" style:parent-style-name="Standard">
      <style:paragraph-properties fo:break-before="page"/>
      <style:text-properties officeooo:rsid="000eb3ca" officeooo:paragraph-rsid="001d5b9e"/>
    </style:style>
    <style:style style:name="P121" style:family="paragraph" style:parent-style-name="Standard">
      <style:paragraph-properties fo:break-before="page"/>
      <style:text-properties officeooo:rsid="000eb3ca" officeooo:paragraph-rsid="001b5eb4"/>
    </style:style>
    <style:style style:name="P122" style:family="paragraph" style:parent-style-name="Standard">
      <style:paragraph-properties fo:break-before="page"/>
      <style:text-properties officeooo:paragraph-rsid="006ca01a"/>
    </style:style>
    <style:style style:name="P123" style:family="paragraph" style:parent-style-name="Text_20_body">
      <style:paragraph-properties fo:line-height="100%"/>
      <style:text-properties officeooo:paragraph-rsid="006157fd"/>
    </style:style>
    <style:style style:name="P124" style:family="paragraph" style:parent-style-name="Text_20_body">
      <style:paragraph-properties fo:line-height="100%"/>
      <style:text-properties officeooo:paragraph-rsid="00676397"/>
    </style:style>
    <style:style style:name="P125" style:family="paragraph" style:parent-style-name="Heading_5f_20_5f_2_5f_unnumbered">
      <style:paragraph-properties fo:margin-top="0cm" fo:margin-bottom="0.21cm" loext:contextual-spacing="false"/>
      <style:text-properties fo:color="#000000" style:font-name="Times New Roman" fo:font-size="11pt" fo:font-style="normal" fo:font-weight="normal" officeooo:rsid="00e6c39a" officeooo:paragraph-rsid="00191e14" style:font-size-asian="11pt" style:font-style-asian="normal" style:font-weight-asian="normal" style:font-size-complex="11pt" style:font-style-complex="normal" style:font-weight-complex="normal"/>
    </style:style>
    <style:style style:name="P126" style:family="paragraph" style:parent-style-name="Standard">
      <style:paragraph-properties fo:line-height="100%"/>
      <style:text-properties fo:color="#000000" fo:font-size="10pt" fo:font-style="italic" officeooo:rsid="0012b21c" officeooo:paragraph-rsid="006da98c" style:font-size-asian="10pt" style:font-style-asian="italic" style:font-size-complex="10pt" style:font-style-complex="italic"/>
    </style:style>
    <style:style style:name="P127" style:family="paragraph" style:parent-style-name="Standard">
      <style:text-properties fo:color="#000000" fo:font-size="10pt" fo:font-style="italic" officeooo:rsid="0012b21c" officeooo:paragraph-rsid="00732490" style:font-size-asian="10pt" style:font-style-asian="italic" style:font-size-complex="10pt" style:font-style-complex="italic"/>
    </style:style>
    <style:style style:name="P128" style:family="paragraph" style:parent-style-name="Standard">
      <style:text-properties fo:color="#000000" fo:font-size="12pt" fo:font-style="normal" officeooo:rsid="000eb3ca" officeooo:paragraph-rsid="00648d75" style:font-size-asian="12pt" style:font-style-asian="normal" style:font-size-complex="12pt" style:font-style-complex="normal"/>
    </style:style>
    <style:style style:name="P129" style:family="paragraph" style:parent-style-name="Standard">
      <style:text-properties fo:color="#000000" fo:font-size="12pt" fo:font-style="normal" officeooo:rsid="000eb3ca" officeooo:paragraph-rsid="00732490" style:font-size-asian="12pt" style:font-style-asian="normal" style:font-size-complex="12pt" style:font-style-complex="normal"/>
    </style:style>
    <style:style style:name="P130" style:family="paragraph" style:parent-style-name="Standard">
      <style:text-properties fo:color="#000000" fo:font-size="12pt" fo:font-style="normal" officeooo:rsid="0036e8f9" officeooo:paragraph-rsid="00732490" style:font-size-asian="12pt" style:font-style-asian="normal" style:font-size-complex="12pt" style:font-style-complex="normal"/>
    </style:style>
    <style:style style:name="P131" style:family="paragraph" style:parent-style-name="Standard">
      <style:text-properties fo:color="#000000" fo:font-size="12pt" fo:font-style="normal" officeooo:rsid="0076694d" officeooo:paragraph-rsid="0076694d" style:font-size-asian="12pt" style:font-style-asian="normal" style:font-size-complex="12pt" style:font-style-complex="normal"/>
    </style:style>
    <style:style style:name="P132" style:family="paragraph" style:parent-style-name="Standard">
      <style:text-properties fo:color="#000000" style:font-name="Liberation Serif" fo:font-size="12pt" fo:font-style="normal" officeooo:rsid="00648d75" officeooo:paragraph-rsid="00732490" style:font-size-asian="12pt" style:font-style-asian="normal" style:font-size-complex="12pt" style:font-style-complex="normal"/>
    </style:style>
    <style:style style:name="P133" style:family="paragraph" style:parent-style-name="Standard">
      <style:text-properties fo:color="#000000" fo:font-size="7pt" fo:font-style="italic" officeooo:rsid="003a7dcf" officeooo:paragraph-rsid="00732490" style:font-size-asian="7pt" style:font-style-asian="italic" style:font-size-complex="7pt" style:font-style-complex="italic"/>
    </style:style>
    <style:style style:name="P134" style:family="paragraph" style:parent-style-name="Standard">
      <style:text-properties officeooo:paragraph-rsid="00732490"/>
    </style:style>
    <style:style style:name="P135" style:family="paragraph" style:parent-style-name="Standard">
      <style:text-properties officeooo:paragraph-rsid="000ff0f2"/>
    </style:style>
    <style:style style:name="P136" style:family="paragraph" style:parent-style-name="Standard">
      <style:text-properties fo:font-variant="normal" fo:text-transform="none" fo:color="#222222" style:font-name="Roboto" fo:font-size="8.39999961853027pt" fo:letter-spacing="normal" fo:font-style="normal" fo:font-weight="normal" officeooo:rsid="000ff0f2" officeooo:paragraph-rsid="0076694d"/>
    </style:style>
    <style:style style:name="P137" style:family="paragraph" style:parent-style-name="Standard">
      <style:text-properties officeooo:paragraph-rsid="000eb3ca"/>
    </style:style>
    <style:style style:name="P138" style:family="paragraph" style:parent-style-name="Standard">
      <style:text-properties fo:font-weight="bold" officeooo:paragraph-rsid="00648d75" style:font-weight-asian="bold" style:font-weight-complex="bold"/>
    </style:style>
    <style:style style:name="P139" style:family="paragraph" style:parent-style-name="Standard">
      <style:text-properties officeooo:rsid="0076694d" officeooo:paragraph-rsid="0076694d"/>
    </style:style>
    <style:style style:name="P140" style:family="paragraph" style:parent-style-name="Standard">
      <style:paragraph-properties fo:break-before="page"/>
      <style:text-properties fo:font-weight="bold" officeooo:paragraph-rsid="00648d75" style:font-weight-asian="bold" style:font-weight-complex="bold"/>
    </style:style>
    <style:style style:name="P141" style:family="paragraph" style:parent-style-name="Text_20_body">
      <style:text-properties officeooo:rsid="006157fd" officeooo:paragraph-rsid="00648d75"/>
    </style:style>
    <style:style style:name="P142" style:family="paragraph" style:parent-style-name="Text_20_body">
      <style:text-properties officeooo:rsid="006157fd" officeooo:paragraph-rsid="00732490"/>
    </style:style>
    <style:style style:name="T1" style:family="text">
      <style:text-properties fo:font-variant="normal" fo:text-transform="none" fo:color="#222222" style:font-name="Roboto" fo:font-size="8.39999961853027pt" fo:letter-spacing="normal" fo:font-style="normal" fo:font-weight="normal" officeooo:rsid="000eb3ca"/>
    </style:style>
    <style:style style:name="T2" style:family="text">
      <style:text-properties fo:font-variant="normal" fo:text-transform="none" fo:color="#222222" style:font-name="Roboto" fo:font-size="8.39999961853027pt" fo:letter-spacing="normal" fo:font-style="normal" fo:font-weight="normal" officeooo:rsid="000ff0f2"/>
    </style:style>
    <style:style style:name="T3" style:family="text">
      <style:text-properties fo:font-variant="normal" fo:text-transform="none" fo:color="#222222" style:font-name="Roboto" fo:font-size="8.39999961853027pt" fo:letter-spacing="normal" fo:font-style="normal" fo:font-weight="normal" officeooo:rsid="0015abf2"/>
    </style:style>
    <style:style style:name="T4" style:family="text">
      <style:text-properties fo:font-variant="normal" fo:text-transform="none" fo:color="#222222" style:font-name="Roboto" fo:font-size="8.39999961853027pt" fo:letter-spacing="normal" fo:font-style="normal" fo:font-weight="normal" officeooo:rsid="00107839"/>
    </style:style>
    <style:style style:name="T5" style:family="text">
      <style:text-properties fo:font-variant="normal" fo:text-transform="none" fo:color="#222222" style:font-name="Roboto" fo:font-size="8.39999961853027pt" fo:letter-spacing="normal" fo:font-style="normal" fo:font-weight="normal" officeooo:rsid="00648d75"/>
    </style:style>
    <style:style style:name="T6" style:family="text">
      <style:text-properties fo:font-variant="normal" fo:text-transform="none" fo:color="#222222" style:font-name="Roboto" fo:font-size="8.39999961853027pt" fo:letter-spacing="normal" fo:font-style="normal" fo:font-weight="normal" officeooo:rsid="0076694d"/>
    </style:style>
    <style:style style:name="T7" style:family="text">
      <style:text-properties fo:font-variant="normal" fo:text-transform="none" fo:color="#222222" style:font-name="Roboto" fo:font-size="8.39999961853027pt" fo:letter-spacing="normal" fo:font-style="normal" style:text-underline-style="none" fo:font-weight="normal" officeooo:rsid="000eb3ca"/>
    </style:style>
    <style:style style:name="T8" style:family="text">
      <style:text-properties fo:font-variant="normal" fo:text-transform="none" fo:color="#222222" style:font-name="Roboto" fo:font-size="8.39999961853027pt" fo:letter-spacing="normal" fo:font-style="normal" style:text-underline-style="none" fo:font-weight="normal" officeooo:rsid="000ff0f2"/>
    </style:style>
    <style:style style:name="T9" style:family="text">
      <style:text-properties officeooo:rsid="00107839"/>
    </style:style>
    <style:style style:name="T10" style:family="text">
      <style:text-properties officeooo:rsid="00117a91"/>
    </style:style>
    <style:style style:name="T11" style:family="text">
      <style:text-properties officeooo:rsid="0012b21c"/>
    </style:style>
    <style:style style:name="T12" style:family="text">
      <style:text-properties officeooo:rsid="00169804"/>
    </style:style>
    <style:style style:name="T13" style:family="text">
      <style:text-properties fo:font-style="italic" officeooo:rsid="00169804" style:font-style-asian="italic" style:font-style-complex="italic"/>
    </style:style>
    <style:style style:name="T14" style:family="text">
      <style:text-properties officeooo:rsid="001af68e"/>
    </style:style>
    <style:style style:name="T15" style:family="text">
      <style:text-properties officeooo:rsid="001b5eb4"/>
    </style:style>
    <style:style style:name="T16" style:family="text">
      <style:text-properties officeooo:rsid="001bb130"/>
    </style:style>
    <style:style style:name="T17" style:family="text">
      <style:text-properties fo:color="#000000" fo:font-size="10pt" fo:font-style="italic" style:font-size-asian="10pt" style:font-style-asian="italic" style:font-size-complex="10pt" style:font-style-complex="italic"/>
    </style:style>
    <style:style style:name="T18" style:family="text">
      <style:text-properties fo:color="#000000" fo:font-size="10pt" fo:font-style="italic" officeooo:rsid="001bb130" style:font-size-asian="10pt" style:font-style-asian="italic" style:font-size-complex="10pt" style:font-style-complex="italic"/>
    </style:style>
    <style:style style:name="T19" style:family="text">
      <style:text-properties fo:color="#000000" fo:font-size="10pt" fo:font-style="italic" officeooo:rsid="0012b21c" style:font-size-asian="10pt" style:font-style-asian="italic" style:font-size-complex="10pt" style:font-style-complex="italic"/>
    </style:style>
    <style:style style:name="T20" style:family="text">
      <style:text-properties fo:color="#000000" fo:font-size="10pt" fo:font-style="italic" officeooo:rsid="00169804" style:font-size-asian="10pt" style:font-style-asian="italic" style:font-size-complex="10pt" style:font-style-complex="italic"/>
    </style:style>
    <style:style style:name="T21" style:family="text">
      <style:text-properties fo:color="#000000" fo:font-size="10pt" fo:font-style="italic" officeooo:rsid="005a8a09" style:font-size-asian="10pt" style:font-style-asian="italic" style:font-size-complex="10pt" style:font-style-complex="italic"/>
    </style:style>
    <style:style style:name="T22" style:family="text">
      <style:text-properties fo:color="#000000" fo:font-size="10pt" fo:font-style="italic" officeooo:rsid="005f6981" style:font-size-asian="10pt" style:font-style-asian="italic" style:font-size-complex="10pt" style:font-style-complex="italic"/>
    </style:style>
    <style:style style:name="T23" style:family="text">
      <style:text-properties fo:color="#000000" fo:font-size="10pt" fo:font-style="italic" officeooo:rsid="006157fd" style:font-size-asian="10pt" style:font-style-asian="italic" style:font-size-complex="10pt" style:font-style-complex="italic"/>
    </style:style>
    <style:style style:name="T24" style:family="text">
      <style:text-properties fo:color="#000000" fo:font-size="10pt" fo:font-style="italic" officeooo:rsid="0062da27" style:font-size-asian="10pt" style:font-style-asian="italic" style:font-size-complex="10pt" style:font-style-complex="italic"/>
    </style:style>
    <style:style style:name="T25" style:family="text">
      <style:text-properties fo:color="#000000" fo:font-size="10pt" fo:font-style="italic" officeooo:rsid="00648d75" style:font-size-asian="10pt" style:font-style-asian="italic" style:font-size-complex="10pt" style:font-style-complex="italic"/>
    </style:style>
    <style:style style:name="T26" style:family="text">
      <style:text-properties fo:color="#000000" fo:font-size="10pt" fo:font-style="italic" officeooo:rsid="0069d8c3" style:font-size-asian="10pt" style:font-style-asian="italic" style:font-size-complex="10pt" style:font-style-complex="italic"/>
    </style:style>
    <style:style style:name="T27" style:family="text">
      <style:text-properties fo:color="#000000" fo:font-size="10pt" fo:font-style="italic" officeooo:rsid="006ca01a" style:font-size-asian="10pt" style:font-style-asian="italic" style:font-size-complex="10pt" style:font-style-complex="italic"/>
    </style:style>
    <style:style style:name="T28" style:family="text">
      <style:text-properties fo:color="#000000" fo:font-size="10pt" fo:font-style="italic" officeooo:rsid="006ca9af" style:font-size-asian="10pt" style:font-style-asian="italic" style:font-size-complex="10pt" style:font-style-complex="italic"/>
    </style:style>
    <style:style style:name="T29" style:family="text">
      <style:text-properties fo:color="#000000" fo:font-size="10pt" fo:language="cs" fo:country="CZ" fo:font-style="italic" officeooo:rsid="0012b21c" style:font-size-asian="10pt" style:font-style-asian="italic" style:font-size-complex="10pt" style:font-style-complex="italic"/>
    </style:style>
    <style:style style:name="T30" style:family="text">
      <style:text-properties fo:color="#000000" fo:font-size="12pt" fo:font-style="normal" style:font-size-asian="12pt" style:font-style-asian="normal" style:font-size-complex="12pt" style:font-style-complex="normal"/>
    </style:style>
    <style:style style:name="T31" style:family="text">
      <style:text-properties fo:color="#000000" fo:font-size="12pt" fo:font-style="normal" officeooo:rsid="00382a36" style:font-size-asian="12pt" style:font-style-asian="normal" style:font-size-complex="12pt" style:font-style-complex="normal"/>
    </style:style>
    <style:style style:name="T32" style:family="text">
      <style:text-properties fo:color="#000000" fo:font-size="12pt" fo:font-style="normal" officeooo:rsid="0038df95" style:font-size-asian="12pt" style:font-style-asian="normal" style:font-size-complex="12pt" style:font-style-complex="normal"/>
    </style:style>
    <style:style style:name="T33" style:family="text">
      <style:text-properties fo:color="#000000" fo:font-size="12pt" fo:font-style="normal" officeooo:rsid="003adc1f" style:font-size-asian="12pt" style:font-style-asian="normal" style:font-size-complex="12pt" style:font-style-complex="normal"/>
    </style:style>
    <style:style style:name="T34" style:family="text">
      <style:text-properties fo:color="#000000" fo:font-size="12pt" fo:font-style="normal" officeooo:rsid="003d04a3" style:font-size-asian="12pt" style:font-style-asian="normal" style:font-size-complex="12pt" style:font-style-complex="normal"/>
    </style:style>
    <style:style style:name="T35" style:family="text">
      <style:text-properties fo:color="#000000" fo:font-size="12pt" fo:font-style="normal" officeooo:rsid="0036e8f9" style:font-size-asian="12pt" style:font-style-asian="normal" style:font-size-complex="12pt" style:font-style-complex="normal"/>
    </style:style>
    <style:style style:name="T36" style:family="text">
      <style:text-properties fo:color="#000000" fo:font-size="12pt" fo:font-style="normal" officeooo:rsid="003e7f1a" style:font-size-asian="12pt" style:font-style-asian="normal" style:font-size-complex="12pt" style:font-style-complex="normal"/>
    </style:style>
    <style:style style:name="T37" style:family="text">
      <style:text-properties fo:color="#000000" fo:font-size="12pt" fo:font-style="normal" officeooo:rsid="0041f89c" style:font-size-asian="12pt" style:font-style-asian="normal" style:font-size-complex="12pt" style:font-style-complex="normal"/>
    </style:style>
    <style:style style:name="T38" style:family="text">
      <style:text-properties fo:color="#000000" fo:font-size="12pt" fo:font-style="normal" officeooo:rsid="004c2209" style:font-size-asian="12pt" style:font-style-asian="normal" style:font-size-complex="12pt" style:font-style-complex="normal"/>
    </style:style>
    <style:style style:name="T39" style:family="text">
      <style:text-properties fo:color="#000000" fo:font-size="12pt" fo:font-style="normal" officeooo:rsid="00587052" style:font-size-asian="12pt" style:font-style-asian="normal" style:font-size-complex="12pt" style:font-style-complex="normal"/>
    </style:style>
    <style:style style:name="T40" style:family="text">
      <style:text-properties fo:color="#000000" fo:font-size="12pt" fo:font-style="normal" officeooo:rsid="004db5a5" style:font-size-asian="12pt" style:font-style-asian="normal" style:font-size-complex="12pt" style:font-style-complex="normal"/>
    </style:style>
    <style:style style:name="T41" style:family="text">
      <style:text-properties fo:color="#000000" fo:font-size="12pt" fo:font-style="normal" officeooo:rsid="005f6981" style:font-size-asian="12pt" style:font-style-asian="normal" style:font-size-complex="12pt" style:font-style-complex="normal"/>
    </style:style>
    <style:style style:name="T42" style:family="text">
      <style:text-properties fo:color="#000000" fo:font-size="12pt" fo:font-style="normal" officeooo:rsid="0060bc7c" style:font-size-asian="12pt" style:font-style-asian="normal" style:font-size-complex="12pt" style:font-style-complex="normal"/>
    </style:style>
    <style:style style:name="T43" style:family="text">
      <style:text-properties fo:color="#000000" fo:font-size="12pt" fo:font-style="normal" officeooo:rsid="000eb3ca" style:font-size-asian="12pt" style:font-style-asian="normal" style:font-size-complex="12pt" style:font-style-complex="normal"/>
    </style:style>
    <style:style style:name="T44" style:family="text">
      <style:text-properties fo:color="#000000" fo:font-size="12pt" fo:font-style="normal" officeooo:rsid="0062da27" style:font-size-asian="12pt" style:font-style-asian="normal" style:font-size-complex="12pt" style:font-style-complex="normal"/>
    </style:style>
    <style:style style:name="T45" style:family="text">
      <style:text-properties fo:color="#000000" fo:font-size="12pt" fo:font-style="normal" officeooo:rsid="00648d75" style:font-size-asian="12pt" style:font-style-asian="normal" style:font-size-complex="12pt" style:font-style-complex="normal"/>
    </style:style>
    <style:style style:name="T46" style:family="text">
      <style:text-properties fo:color="#000000" fo:font-size="12pt" fo:font-style="normal" officeooo:rsid="0066a62f" style:font-size-asian="12pt" style:font-style-asian="normal" style:font-size-complex="12pt" style:font-style-complex="normal"/>
    </style:style>
    <style:style style:name="T47" style:family="text">
      <style:text-properties fo:color="#000000" fo:font-size="12pt" fo:font-style="normal" officeooo:rsid="001b5eb4" style:font-size-asian="12pt" style:font-style-asian="normal" style:font-size-complex="12pt" style:font-style-complex="normal"/>
    </style:style>
    <style:style style:name="T48" style:family="text">
      <style:text-properties fo:color="#000000" fo:font-size="12pt" fo:font-style="normal" officeooo:rsid="00676397" style:font-size-asian="12pt" style:font-style-asian="normal" style:font-size-complex="12pt" style:font-style-complex="normal"/>
    </style:style>
    <style:style style:name="T49" style:family="text">
      <style:text-properties fo:color="#000000" fo:font-size="12pt" fo:font-style="normal" officeooo:rsid="0068ac5c" style:font-size-asian="12pt" style:font-style-asian="normal" style:font-size-complex="12pt" style:font-style-complex="normal"/>
    </style:style>
    <style:style style:name="T50" style:family="text">
      <style:text-properties fo:color="#000000" fo:font-size="12pt" fo:font-style="normal" officeooo:rsid="0069d8c3" style:font-size-asian="12pt" style:font-style-asian="normal" style:font-size-complex="12pt" style:font-style-complex="normal"/>
    </style:style>
    <style:style style:name="T51" style:family="text">
      <style:text-properties fo:color="#000000" fo:font-size="12pt" fo:font-style="normal" officeooo:rsid="006ca01a" style:font-size-asian="12pt" style:font-style-asian="normal" style:font-size-complex="12pt" style:font-style-complex="normal"/>
    </style:style>
    <style:style style:name="T52" style:family="text">
      <style:text-properties fo:color="#000000" fo:font-size="12pt" fo:font-style="normal" officeooo:rsid="006ca9af" style:font-size-asian="12pt" style:font-style-asian="normal" style:font-size-complex="12pt" style:font-style-complex="normal"/>
    </style:style>
    <style:style style:name="T53" style:family="text">
      <style:text-properties fo:color="#000000" fo:font-size="12pt" fo:font-style="normal" officeooo:rsid="006da98c" style:font-size-asian="12pt" style:font-style-asian="normal" style:font-size-complex="12pt" style:font-style-complex="normal"/>
    </style:style>
    <style:style style:name="T54" style:family="text">
      <style:text-properties fo:color="#000000" fo:font-size="12pt" fo:font-style="normal" officeooo:rsid="006de572" style:font-size-asian="12pt" style:font-style-asian="normal" style:font-size-complex="12pt" style:font-style-complex="normal"/>
    </style:style>
    <style:style style:name="T55" style:family="text">
      <style:text-properties fo:color="#000000" fo:font-size="12pt" fo:font-style="normal" officeooo:rsid="00732490" style:font-size-asian="12pt" style:font-style-asian="normal" style:font-size-complex="12pt" style:font-style-complex="normal"/>
    </style:style>
    <style:style style:name="T56" style:family="text">
      <style:text-properties fo:color="#000000" fo:font-size="12pt" fo:font-style="normal" officeooo:rsid="0076694d" style:font-size-asian="12pt" style:font-style-asian="normal" style:font-size-complex="12pt" style:font-style-complex="normal"/>
    </style:style>
    <style:style style:name="T57" style:family="text">
      <style:text-properties fo:color="#000000" fo:font-size="12pt" fo:font-style="normal" fo:font-weight="normal" officeooo:rsid="00676397" style:font-size-asian="12pt" style:font-style-asian="normal" style:font-weight-asian="normal" style:font-size-complex="12pt" style:font-style-complex="normal" style:font-weight-complex="normal"/>
    </style:style>
    <style:style style:name="T58" style:family="text">
      <style:text-properties fo:color="#000000" style:font-name="Liberation Serif" fo:font-size="12pt" fo:font-style="normal" officeooo:rsid="00648d75" style:font-size-asian="12pt" style:font-style-asian="normal" style:font-size-complex="12pt" style:font-style-complex="normal"/>
    </style:style>
    <style:style style:name="T59" style:family="text">
      <style:text-properties fo:color="#000000" style:font-name="Liberation Serif" fo:font-size="12pt" fo:font-style="normal" officeooo:rsid="0066a62f" style:font-size-asian="12pt" style:font-style-asian="normal" style:font-size-complex="12pt" style:font-style-complex="normal"/>
    </style:style>
    <style:style style:name="T60" style:family="text">
      <style:text-properties fo:color="#000000" style:font-name="Liberation Serif" fo:font-size="12pt" fo:font-style="normal" officeooo:rsid="00732490" style:font-size-asian="12pt" style:font-style-asian="normal" style:font-size-complex="12pt" style:font-style-complex="normal"/>
    </style:style>
    <style:style style:name="T61" style:family="text">
      <style:text-properties fo:color="#000000" style:font-name="Liberation Serif" fo:font-size="12pt" fo:font-style="normal" officeooo:rsid="0074a224" style:font-size-asian="12pt" style:font-style-asian="normal" style:font-size-complex="12pt" style:font-style-complex="normal"/>
    </style:style>
    <style:style style:name="T62" style:family="text">
      <style:text-properties fo:color="#000000" style:font-name="Liberation Serif" fo:font-size="12pt" fo:font-style="normal" officeooo:rsid="0074d7f2" style:font-size-asian="12pt" style:font-style-asian="normal" style:font-size-complex="12pt" style:font-style-complex="normal"/>
    </style:style>
    <style:style style:name="T63" style:family="text">
      <style:text-properties fo:color="#000000" style:text-position="super 58%" style:font-name="Liberation Serif1" fo:font-size="12pt" fo:font-style="normal" officeooo:rsid="00648d75" style:font-size-asian="12pt" style:font-style-asian="normal" style:font-size-complex="12pt" style:font-style-complex="normal"/>
    </style:style>
    <style:style style:name="T64" style:family="text">
      <style:text-properties officeooo:rsid="001d5b9e"/>
    </style:style>
    <style:style style:name="T65" style:family="text">
      <style:text-properties officeooo:rsid="001ef0ce"/>
    </style:style>
    <style:style style:name="T66" style:family="text">
      <style:text-properties officeooo:rsid="0020eac3"/>
    </style:style>
    <style:style style:name="T67" style:family="text">
      <style:text-properties officeooo:rsid="001879ec"/>
    </style:style>
    <style:style style:name="T68" style:family="text">
      <style:text-properties officeooo:rsid="002a21f9"/>
    </style:style>
    <style:style style:name="T69" style:family="text">
      <style:text-properties officeooo:rsid="002b6f3c"/>
    </style:style>
    <style:style style:name="T70" style:family="text">
      <style:text-properties officeooo:rsid="002dd7dc"/>
    </style:style>
    <style:style style:name="T71" style:family="text">
      <style:text-properties officeooo:rsid="0038795f"/>
    </style:style>
    <style:style style:name="T72" style:family="text">
      <style:text-properties officeooo:rsid="0037cd49"/>
    </style:style>
    <style:style style:name="T73" style:family="text">
      <style:text-properties officeooo:rsid="003a7dcf"/>
    </style:style>
    <style:style style:name="T74" style:family="text">
      <style:text-properties fo:font-size="7pt" style:font-size-asian="7pt" style:font-size-complex="7pt"/>
    </style:style>
    <style:style style:name="T75" style:family="text">
      <style:text-properties fo:font-size="7pt" officeooo:rsid="0037cd49" style:font-size-asian="7pt" style:font-size-complex="7pt"/>
    </style:style>
    <style:style style:name="T76" style:family="text">
      <style:text-properties fo:font-size="7pt" officeooo:rsid="003a7dcf" style:font-size-asian="7pt" style:font-size-complex="7pt"/>
    </style:style>
    <style:style style:name="T77" style:family="text">
      <style:text-properties officeooo:rsid="0037c5e0"/>
    </style:style>
    <style:style style:name="T78" style:family="text">
      <style:text-properties officeooo:rsid="003c5e77"/>
    </style:style>
    <style:style style:name="T79" style:family="text">
      <style:text-properties officeooo:rsid="0041f89c"/>
    </style:style>
    <style:style style:name="T80" style:family="text">
      <style:text-properties officeooo:rsid="004600d9"/>
    </style:style>
    <style:style style:name="T81" style:family="text">
      <style:text-properties officeooo:rsid="004c2209"/>
    </style:style>
    <style:style style:name="T82" style:family="text">
      <style:text-properties officeooo:rsid="004ee334"/>
    </style:style>
    <style:style style:name="T83" style:family="text">
      <style:text-properties officeooo:rsid="00587052"/>
    </style:style>
    <style:style style:name="T84" style:family="text">
      <style:text-properties officeooo:rsid="0074d7f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5">Distribuční centrum Někdeníku Monte Karlos</text:p>
      <text:p text:style-name="P2"/>
      <text:p text:style-name="P2">Seznam <text:span text:style-name="T78">odběratelů</text:span>:</text:p>
      <text:p text:style-name="P11">daniel.klvana@email.cz,</text:p>
      <text:p text:style-name="P14"><text:span text:style-name="T1">jana.klvanova@email.cz</text:span><text:span text:style-name="T1">,</text:span></text:p>
      <text:p text:style-name="P136">radekkl66@seznam.cz,</text:p>
      <text:p text:style-name="P80"><text:span text:style-name="T2">gabriela.vs@seznam.c</text:span><text:span text:style-name="T6">z</text:span><text:span text:style-name="T2">,</text:span></text:p>
      <text:p text:style-name="P80"><text:span text:style-name="T2">jsaroch@email.cz,</text:span></text:p>
      <text:p text:style-name="P12"/>
      <text:p text:style-name="P14"><text:span text:style-name="T1"><text:line-break/>klvana.marekk@gmail.com,<text:line-break/></text:span><text:span text:style-name="T7">martan10000@gmail.co</text:span><text:span text:style-name="T8">m,</text:span></text:p>
      <text:p text:style-name="P12">rosenwald.private@gmail.com,</text:p>
      <text:p text:style-name="P103"><text:span text:style-name="T4">maxmilianhejl@gmail.co</text:span><text:span text:style-name="T5">m,</text:span></text:p>
      <text:p text:style-name="P13">petkovae@seznam.cz,</text:p>
      <text:p text:style-name="P12"/>
      <text:p text:style-name="P12">korespondent0001@gmail.com,<text:line-break/>karespondent0002@seznam.cz,<text:line-break/>korespondent3@email.cz,<text:line-break/>korespondent0004@yahoo.com,<text:line-break/>korespondent0005@outlook.com</text:p>
      <text:p text:style-name="P40"/>
      <text:p text:style-name="P138"><text:span text:style-name="T43"/></text:p>
      <text:p text:style-name="P140"><text:span text:style-name="T43">U</text:span><text:span text:style-name="T45">vítací e-mail</text:span><text:span text:style-name="T56">y</text:span></text:p>
      <text:p text:style-name="P40"/>
      <text:p text:style-name="P131">(Vzor)</text:p>
      <text:p text:style-name="P102"><text:span text:style-name="T43">Monte Karlos </text:span><text:span text:style-name="T39">N</text:span><text:span text:style-name="T44">ěkdeník</text:span></text:p>
      <text:p text:style-name="P40"/>
      <text:p text:style-name="P102"><text:span text:style-name="T38">P</text:span><text:span text:style-name="T44">řeji krásný dobrý den</text:span><text:span text:style-name="T37">,</text:span></text:p>
      <text:p text:style-name="P48"/>
      <text:p text:style-name="P102"><text:span text:style-name="T40">t</text:span><text:span text:style-name="T44">ěší nás, že jste projevili zájem o náš časopis. Tímto jste byli zařazeni mezi pravidelné odebiratele Monte Karlos Někdeníku - nejexkluzivnějšího magazínu n</text:span><text:span text:style-name="T45">a poli</text:span><text:span text:style-name="T44"> žurnalistiky. </text:span><text:span text:style-name="T45">Záhy </text:span><text:span text:style-name="T46">V</text:span><text:span text:style-name="T45">ám také bude (společně s desítkami milionů našich spokojených čtenářů) zasláno n</text:span><text:span text:style-name="T51">ejnovější číslo Někdeníku</text:span><text:span text:style-name="T45">. </text:span><text:span text:style-name="T44">Čerstvé novinky ze závodu o post Nejvyššího vůdce všeho učitelstva, tak budete dostávat z první (a naprosto nezaujaté</text:span><text:span text:style-name="T45">)</text:span><text:span text:style-name="T44"> ruky Karlose Žebatého a šéfredaktorky Někdeníku Alžběty Ašelové</text:span><text:span text:style-name="T63">©</text:span><text:span text:style-name="T58">. M</text:span><text:span text:style-name="T59">n</text:span><text:span text:style-name="T58">ě už teď pouze dovolte popřát Vám za celou redakci mnoho příjemných chvil strávených s naší publikací.</text:span></text:p>
      <text:p text:style-name="P75"/>
      <text:p text:style-name="P48"><text:span text:style-name="T80">V</text:span>áš Lubomír Lečko</text:p>
      <text:p text:style-name="P29">vedoucí distribučního oddělení někdeníku Monte Karlos</text:p>
      <text:p text:style-name="P71"/>
      <text:p text:style-name="P141"><text:span text:style-name="T19">Pokud by jste měli jakékoliv dotazy ohledně distribuce časopisu, neváhejte se obrátit na naši zákaznickou linku umístěnou na adrese</text:span><text:span text:style-name="T25"> </text:span><text:span text:style-name="T29">Karlosova 77, 000 03 Monte Carlo 4,</text:span><text:span text:style-name="T24"> </text:span><text:span text:style-name="T19">v kuchyňce ve třetím patře.</text:span></text:p>
      <text:p text:style-name="P134"><text:span text:style-name="T43"/></text:p>
      <text:p text:style-name="P134"><text:span text:style-name="T43"/></text:p>
      <text:p text:style-name="P139"><text:span text:style-name="T43">(</text:span><text:span text:style-name="T30">Pro pana Šarocha)</text:span></text:p>
      <text:p text:style-name="P134"><text:span text:style-name="T43">Monte Karlos </text:span><text:span text:style-name="T39">N</text:span><text:span text:style-name="T44">ěkdeník</text:span></text:p>
      <text:p text:style-name="P129"/>
      <text:p text:style-name="P132"><text:span text:style-name="T79">Přeji krásný dobrý den,</text:span></text:p>
      <text:p text:style-name="P132"/>
      <text:p text:style-name="P132">těší nás, že jste projevil zájem o náš časopis. Tímto jste byl zařazen mezi pravidelné odebiratele Monte Karlos Někdeníku - nejexkluzivnějšího magazínu na poli žurnalistiky a sportovního sochařství. Čerstvé novinky ze závodu o post Nejvyššího vůdce všeho učitelstva, tak budete dostávat z první (a naprosto nezaujaté) ruky Karlose Žebatého a šéfredaktorky Někdeníku Alžběty Ašelové©. Protože závod prošel v posledních několika nelehkých měsících mnoha změnami, dovolil jsem si zaslat Vám také, sice už ne úplně horké, ale ještě stále velmi čerstvé a křupavé 7. číslo spolu se všemi jeho dosud vydanými přílohami. Pokud nejste s problematikou závodu a aktuálním děním ve světě příliš obeznámen, doporučuji přečíst nejprve 1.přílohu – doznání, poté 2.přílohu – Mrtví hrdinové (neboli Pohřeb), která je vzpomínkou na naši skvostnou politickou recenzentku, a až následně přistoupit k četbě 7.čísla, tak aby jste předešel případnému zmatení a nejasnostem. Nakonec mi už jen dovolte popřát Vám za celou redakci mnoho příjemných chvil strávených s naší publikací. Budu se těšit zase brzy na shledanou</text:p>
      <text:p text:style-name="P132"/>
      <text:p text:style-name="P130"><text:span text:style-name="T80">V</text:span>áš Lubomír Lečko</text:p>
      <text:p text:style-name="P133">vedoucí distribučního oddělení někdeníku Monte Karlos</text:p>
      <text:p text:style-name="P127"/>
      <text:p text:style-name="P142"><text:span text:style-name="T19">Pokud by jste měl jakékoliv dotazy ohledně distribuce časopisu, neváhejte se obrátit na naši zákaznickou linku umístěnou na adrese</text:span><text:span text:style-name="T25"> </text:span><text:span text:style-name="T29">Karlosova 77, 000 03 Monte Carlo 4,</text:span><text:span text:style-name="T24"> </text:span><text:span text:style-name="T19">v kuchyňce ve třetím patře.</text:span></text:p>
      <text:p text:style-name="P109">1. Fáze</text:p>
      <text:p text:style-name="P2"><text:line-break/>Monte Karlos 23-2019</text:p>
      <text:p text:style-name="Standard"/>
      <text:p text:style-name="Standard">Dobrý den vážení příznivci Někdeníku,</text:p>
      <text:p text:style-name="Standard"/>
      <text:p text:style-name="Standard">těší nás, že jste projevili zájem o naši publikaci. S velkou radostí Vám přinášíme nové číslo Někdeníku s exkluzivním rozhovorem s Radovanem Langerem. Věříme, že si naše noviny oblíbíte.</text:p>
      <text:p text:style-name="Standard"/>
      <text:p text:style-name="Standard">Pokud by jste měli jakékoliv potíže s doručením (noviny Vám nejsou doručovány pravidelně, dostáváte roztrhané, nebo zmoklé výtisky, špatná tisková kvalita atd.) neváhejte nás kontaktovat na této e-mailové adrese, stejně tak se na nás obraťte pokud by jste si přáli z jakéhokoliv důvodu (ač by to bylo tak jako tak nepochopitelné) se z odběru našich prestižních novin odhlásit.</text:p>
      <text:p text:style-name="Standard"/>
      <text:p text:style-name="Standard">Mnoho krásných chvil s našimi novinami Vám za redakční tým přeje</text:p>
      <text:p text:style-name="Standard"/>
      <text:p text:style-name="Standard">Lubomír Lečko</text:p>
      <text:p text:style-name="P1">vedoucí distribučního oddělení někdeníku Monte Karlos</text:p>
      <text:p text:style-name="Standard"/>
      <text:p text:style-name="P6"/>
      <text:p text:style-name="P116">Monte Karlos 2<text:span text:style-name="T9">4</text:span>-2019</text:p>
      <text:p text:style-name="Standard"/>
      <text:p text:style-name="Standard">Dobrý den vážení příznivci Někdeníku,</text:p>
      <text:p text:style-name="Standard"/>
      <text:p text:style-name="Standard">Po delší odmlce opět přinášíme nové číslo našeho Někdeníku. I tentokrát je nabité nejnovějšími informacemi a samozřejmě nechybí ani rozhovor s kantorem - těšit se můžete na Pavlu Záchelovou.</text:p>
      <text:p text:style-name="Standard"/>
      <text:p text:style-name="Standard">Pokud by jste měli jakékoliv potíže s doručením (noviny Vám nejsou doručovány pravidelně, dostáváte roztrhané, nebo zmoklé výtisky, špatná tisková kvalita atd.) neváhejte nás kontaktovat na této e-mailové adrese, stejně tak se na nás obraťte pokud by jste si přáli z jakéhokoliv důvodu (ač by to bylo tak jako tak nepochopitelné) se z odběru našich prestižních novin odhlásit.</text:p>
      <text:p text:style-name="Standard"/>
      <text:p text:style-name="Standard">Mnoho krásných chvil s našimi novinami Vám za redakční tým přeje</text:p>
      <text:p text:style-name="P15"/>
      <text:p text:style-name="P16">Lubomír Lečko</text:p>
      <text:p text:style-name="P17">vedoucí distribučního oddělení někdeníku Monte Karlos</text:p>
      <text:p text:style-name="P34"/>
      <text:p text:style-name="P3"/>
      <text:p text:style-name="P117">Monte Karlos 2<text:span text:style-name="T10">5</text:span>-2019</text:p>
      <text:p text:style-name="P3"/>
      <text:p text:style-name="P76">Zdravím všechny naše věrné čtenáře,</text:p>
      <text:p text:style-name="P76"/>
      <text:p text:style-name="P77">opět vychází nové číslo někdeníku, možná si říkáte že je to trochu brzy, jenže náš časopis nemůže vycházet jen tak kdy se nám <text:span text:style-name="T11">z</text:span>líbí, naopak musí vycházet někdy.</text:p>
      <text:p text:style-name="P77"/>
      <text:p text:style-name="P77">Jsem velmi potěšen, že <text:span text:style-name="T11">po</text:span> dlouhé době opět můžeme přinést rozhovor s celebritou a mnoho dalších novinek. <text:span text:style-name="T11">Nicméně vše se dočtete v časopise, takže nebudu předbíhat. Volby na post nejvyššího vůdce všeho učitelstva jsou také v plném proudu, první kolo voleb vrcholí už zítra, tak než se rozhodnete komu dáte nakonec svůj hlas, přečtěte si ještě před tím rozhovor s panem Rychnovským, je to opravdu velký sympaťák.</text:span></text:p>
      <text:p text:style-name="P76"/>
      <text:p text:style-name="P78">Doufám, že se Vám bude dnešní číslo líbit alespoň tak jako mně, Váš</text:p>
      <text:p text:style-name="P78"/>
      <text:p text:style-name="P78">Lubomír Lečko</text:p>
      <text:p text:style-name="P18">vedoucí distribučního oddělení někdeníku Monte Karlos</text:p>
      <text:p text:style-name="P18"/>
      <text:p text:style-name="P63">Pokud by jste měli jakékoliv potíže s doručením (noviny Vám nejsou doručovány pravidelně, dostáváte roztrhané, nebo zmoklé výtisky, špatná tisková kvalita atd.) neváhejte nás kontaktovat na této e-mailové adrese, stejně tak se na nás obraťte pokud by jste si přáli z jakéhokoliv důvodu (ač by to bylo tak jako tak nepochopitelné) se z odběru našich prestižních novin odhlásit.</text:p>
      <text:p text:style-name="P23"/>
      <text:p text:style-name="P18"/>
      <text:p text:style-name="P7"/>
      <text:p text:style-name="P118">Monte Karlos 2<text:span text:style-name="T12">6</text:span>-2019</text:p>
      <text:p text:style-name="P81"/>
      <text:p text:style-name="P82">Dobrý den,</text:p>
      <text:p text:style-name="P82">vítejte u 26. čísla Někdeníku. Změny které se od minula udály v závodu o Nejvyššího vůdce všeho učitelstva jsou tentokrát skutečně markantní. Myslím že se nebudete stačit divit, ostatně stejně jako i my <text:s/>tady v redakci. I Proto bych Vás nerad dlouho zdržoval a na místo toho bych Vás tímto chtěl pozvat k četbě dalšího šokujícího čísla našeho magazínu. </text:p>
      <text:p text:style-name="P81"/>
      <text:p text:style-name="P81"><text:span text:style-name="T12">Ať </text:span>Vám <text:span text:style-name="T12">při čtení takříkajíc </text:span><text:span text:style-name="T13">„nevypadnou oči z důlků“</text:span> přeje</text:p>
      <text:p text:style-name="P81"/>
      <text:p text:style-name="P81">Lubomír Lečko</text:p>
      <text:p text:style-name="P19">vedoucí distribučního oddělení někdeníku Monte Karlos</text:p>
      <text:p text:style-name="P18"/>
      <text:p text:style-name="P63">Pokud by jste měli jakékoliv potíže s doručením (noviny Vám nejsou doručovány pravidelně, dostáváte roztrhané, nebo zmoklé výtisky,<text:span text:style-name="T12">či výtisky se stopami zubů divokých šelem, </text:span>atd.) neváhejte nás kontaktovat na této e-mailové adrese, stejně tak se na nás obraťte pokud by jste si přáli z jakéhokoliv důvodu (ač by to bylo tak jako tak nepochopitelné) se z odběru našich prestižních novin odhlásit.</text:p>
      <text:p text:style-name="P18"/>
      <text:p text:style-name="P18"/>
      <text:p text:style-name="P8"/>
      <text:p text:style-name="P119">Monte Karlos 2<text:span text:style-name="T14">8</text:span>-2019</text:p>
      <text:p text:style-name="P83"/>
      <text:p text:style-name="P84">Vážené dámy a pánové, milí příznivci Někdeníku.</text:p>
      <text:p text:style-name="P84">Pokud máte pocit, že s 28. číslem našeho časopisu něco není v pořádku, máte správný pocit. Předně vychází ještě před číslem 27. Takže nepropadejte panice, 27. číslo skutečně ještě nevyšlo, jedná se o číslo vánoční které vám ještě bude v pravou chvíli dodáno. Také pokud jste se těšili na rozhovor s paní Kolářovou, nebuďte zklamaní, také rozhovor s ní se oběví až v našem vánočním speciálu. </text:p>
      <text:p text:style-name="P84">Přesto věřím, že i toto číslo má co nabídnout. Kromě velmi zdařilého rozhovoru s paní Horákovou se můžete ve vyčerpávající zprávě dozvědět o všech převratech ke kterým došlo mezi nejvýše hodnocenými kantory v závodě o post nevyššího vůdce všeho učitelstva a také <text:span text:style-name="T14">náš </text:span>korespondent přináší velmi zajímavé zprávy, tentokrát z kouzelnického světa. <text:span text:style-name="T14">Mnoho krásných vánočně naladěných chvil s naším někdeníkem Vám za celou redakci přeje</text:span></text:p>
      <text:p text:style-name="P83"/>
      <text:p text:style-name="P83">Lubomír Lečko</text:p>
      <text:p text:style-name="P20">vedoucí distribučního oddělení někdeníku Monte Karlos</text:p>
      <text:p text:style-name="P20"/>
      <text:p text:style-name="P64">Pokud by jste měli jakékoliv potíže s doručením (noviny Vám nejsou doručovány pravidelně, dostáváte roztrhané, nebo zmoklé výtisky,<text:span text:style-name="T12">či výtisky jejichž stránky jsou číslovány pozpátku, </text:span>atd.) neváhejte nás kontaktovat na této e-mailové adrese, stejně tak se na nás obraťte pokud by jste si přáli z jakéhokoliv důvodu (ač by to bylo tak jako tak nepochopitelné) se z odběru našich prestižních novin odhlásit.</text:p>
      <text:h text:style-name="P125" text:outline-level="2"/>
      <text:p text:style-name="P10"/>
      <text:p text:style-name="P121">Monte Karlos <text:span text:style-name="T15">Speciální příloha</text:span></text:p>
      <text:p text:style-name="P86"/>
      <text:p text:style-name="P87">Veselé Vánoce všem našim věrným čtenářům,</text:p>
      <text:p text:style-name="P87"/>
      <text:p text:style-name="P87">již za 44 hodin budeme distribuovat vánoční dvojčíslo Někdeníku, ale ještě než se tak stane, rádi bychom Vám pomohli navodit u Vás doma tu správnou vánoční atmosféru a proto Vám exkluzivně v naší zvláštní příloze <text:span text:style-name="T16">k 27. číslu</text:span> přinášíme rozsáhlou vystřihovánku betlému, na motivy hvězdných válek.</text:p>
      <text:p text:style-name="P87">Všem co se do stavby betlému pustíte přeju hodně trpělivosti a zdaru při lepení a doufám, že budete se svými výtvory spokojeni. </text:p>
      <text:p text:style-name="P87"/>
      <text:p text:style-name="P88"><text:span text:style-name="T16">Váš <text:s/></text:span>Lubomír Lečko</text:p>
      <text:p text:style-name="P21">vedoucí distribučního oddělení někdeníku Monte Karlos</text:p>
      <text:p text:style-name="P21"/>
      <text:p text:style-name="P79"><text:span text:style-name="T17">Pokud by jste měli jakékoliv potíže s doručením (</text:span><text:span text:style-name="T18">příloha</text:span><text:span text:style-name="T17"> </text:span><text:span text:style-name="T18">nemá správný počet stran, chybí osobní věnování od Santy Klauze, nebo není v příloze obsažena porce vánočního kapra s bramborovým salátem zdarma, atd.</text:span><text:span text:style-name="T17">) neváhejte nás kontaktovat na této e-mailové adrese, stejně tak se na nás obraťte pokud by jste si přáli z jakéhokoliv důvodu (ač by to bylo tak jako tak nepochopitelné) se z odběru našich prestižních novin odhlásit.</text:span></text:p>
      <text:p text:style-name="P65"/>
      <text:p text:style-name="P9"/>
      <text:p text:style-name="P120">Monte Karlos 2<text:span text:style-name="T64">7</text:span>-2019</text:p>
      <text:p text:style-name="P89"/>
      <text:p text:style-name="P85">Vážené dámy a pánové, milí příznivci Někdeníku,</text:p>
      <text:p text:style-name="P85"/>
      <text:p text:style-name="P90">konečně je to tady! Nové vánoční dvojčíslo, poslední Někdeník v tomto roce. <text:span text:style-name="T65">Sice</text:span> vychází o tři dny později, než jsem slíbil, <text:span text:style-name="T65">na vině je však opět pan Prof. PaedDr. ThDr. et MUDr. MVDr. MDDr. Ing. arch. BcA. Jan Stanislav Hlubinka, Ph.D., dr.h.c., provozní technik Někdeníku Monte Karlos, o jehož zločinech se dočtete v mé zpovědi právě v tomto čísle, pan <text:s/>Prof. PaedDr. ThDr. et MUDr. MVDr. MDDr. Ing. arch. BcA. Jan Stanislav Hlubinka, Ph.D., dr.h.c., provozní technik Někdeníku Monte Karlos si zřejmě nepřál, aby pravda o jeho zločinech vyšla najevo a tak napadl mou e-mailovou adresu, přes kterou je Někdeník distribuován a dočasně mi tak <text:s/>zabránil v rozeslání tohoto dvojčísla.</text:span></text:p>
      <text:p text:style-name="P91">Po tři dny a tři noci tak museli všichni naši počítačoví experti usilovně pracovat, aby tento problém napravili. Nyní už je však vše v pořádku a já <text:span text:style-name="T66">bych </text:span>Vám tímto <text:span text:style-name="T66">rád popřál</text:span> krásné vánoční čtení.</text:p>
      <text:p text:style-name="P89"/>
      <text:p text:style-name="P89"><text:span text:style-name="T66">Váš </text:span>Lubomír Lečko</text:p>
      <text:p text:style-name="P22">vedoucí distribučního oddělení někdeníku Monte Karlos</text:p>
      <text:p text:style-name="P22"/>
      <text:p text:style-name="P74">Pokud by jste měli jakékoliv potíže s doručením (noviny Vám nejsou doručovány pravidelně, dostáváte roztrhané, nebo zmoklé výtisky,či výtisky s reklamou na mentolové bonbony, atd.) neváhejte nás kontaktovat na této e-mailové adrese, stejně tak se na nás obraťte pokud by jste si přáli z jakéhokoliv důvodu (ač by to bylo tak jako tak nepochopitelné) se z odběru našich prestižních novin odhlásit.</text:p>
      <text:p text:style-name="P66"/>
      <text:p text:style-name="P66"/>
      <text:p text:style-name="P73"/>
      <text:p text:style-name="P110">2. Fáze</text:p>
      <text:p text:style-name="P5"/>
      <text:p text:style-name="P5">Monte Karlos 1-2020</text:p>
      <text:p text:style-name="P92"/>
      <text:p text:style-name="P35">TOTO NENÍ APRÍLOVÝ ŽERT. MONTE KARLOS NĚKDENÍK PO ČTVRT ROCE SKUTEČNĚ OPĚT VYŠEL. TOTO NENÍ APRÍLOVÝ ŽERT. MONTE KARLOS NĚKDENÍK PO ČTVRT ROCE SKUTEČNĚ OPĚT VYŠEL.</text:p>
      <text:p text:style-name="P92"/>
      <text:p text:style-name="P5">Vážení čtenáři,</text:p>
      <text:p text:style-name="P92"/>
      <text:p text:style-name="P4">už více než čtvrt roku uplynulo, od doby, kdy vyšlo minulé číslo Někdeníku. Jedná se o skutečně velmi dlouhý časový úsek, během nějž nabraly světové dějiny nečekaných obrátek. Ne jen, že došlo k nejedné změně pravidel v závodu o post nejvyššího vůdce všeho učitelstva, ale také svět postihla pandemie choroby známé jako Korona virus. Učitelé v první dvacítce žebříčku se tak nyní chtě nechtě musejí těšit ze společného pobytu v <text:span text:style-name="T69">hradním komplexu</text:span> v malebném městečku v Německu, (pokud se o aktuálním průběhu soutěže chcete dočíst více, doporučuji nahlédnout do naší nové rubriky <text:span text:style-name="T68">Závod</text:span>), k této změně pravidel vedla mimo jiné velkolepá bitva mezi Spojenými armádami Velké Pětky a vojenskými silami Pálkovská squadu, která mimo jiné narušila bouřlivé oslavy Nového roku v Novém Dilí a také mimo jiné znamenala několik zásadních, nicméně v této fázi stále ještě naprosto bezvýznamných změn v žebříčku. Pokud jste neměli to štěstí a neslyšeli jste přímý přenos komentáře bitvy na <text:span text:style-name="T70">Karlostudio 3 FM</text:span> (rádio <text:span text:style-name="T69">M</text:span>onte <text:span text:style-name="T69">K</text:span>arla), ani žádnou z jeho repríz, pak jistě oceníte přepis tohoto komentáře, který naleznete ve zvláštní příloze k tomuto číslu. Rád bych ještě dodal, že spekulace o tom, že původcem <text:span text:style-name="T69">K</text:span>orona viru jsou ilegálně vyvíjené biologické zbraně, kterých chtěla Pálkovská využít při bitvě, a <text:span text:style-name="T68">na kterých měla pod přísným utajením pracovat</text:span> komandátor Jakešová a její Komando smrti, zůstaly nepotvrzené, byť se mnoho novinářů snažilo dokázat opak (drtivá většina z nich se nakazila Koronavirem).</text:p>
      <text:p text:style-name="P93">Co se týká naší delší nepřítomnosti na poli <text:span text:style-name="T69">šou</text:span>byznysu, žurnalistiky a sportovního sochařství, mohu prozatím jen slíbit, že nyní s vámi budeme v kontaktu mnohem častěji, jak prostřednictvím pořadu Monte Karlos, tak Někdeníku, jehož první letošní číslo, které právě dorazilo <text:span text:style-name="T67">do vašich emailových schránek</text:span>, je nabité informacemi, novými články a rub<text:span text:style-name="T69">r</text:span>ikami a v neposlední řadě rozhovorem s <text:span text:style-name="T67">k</text:span>omandátorem Jakešovou <text:span text:style-name="T67">a to je jen malá ochutnávka z toho, co všechno pro Vás letos v redakci chystáme</text:span>.</text:p>
      <text:p text:style-name="P92"/>
      <text:p text:style-name="P92"><text:span text:style-name="T68">váš </text:span>Lubomír Lečko</text:p>
      <text:p text:style-name="P24">vedoucí distribučního oddělení někdeníku Monte Karlos</text:p>
      <text:p text:style-name="P24"/>
      <text:p text:style-name="P67">Pokud by jste měli jakékoliv potíže s doručením (noviny Vám nejsou doručovány pravidelně, dostáváte roztrhané, nebo zmoklé výtisky,<text:span text:style-name="T12">či výtisky které neprošly patřičnou dezinfekcí, </text:span>atd.) neváhejte nás kontaktovat na této e-mailové adrese, stejně tak se na nás obraťte pokud by jste si přáli z jakéhokoliv důvodu (ač by to bylo tak jako tak nepochopitelné) se z odběru našich prestižních novin odhlásit.</text:p>
      <text:p text:style-name="P94"/>
      <text:p text:style-name="P35">TOTO NENÍ APRÍLOVÝ ŽERT. MONTE KARLOS NĚKDENÍK PO ČTVRT ROCE SKUTEČNĚ OPĚT VYŠEL. TOTO NENÍ APRÍLOVÝ ŽERT. MONTE KARLOS NĚKDENÍK PO ČTVRT ROCE SKUTEČNĚ OPĚT VYŠEL.</text:p>
      <text:p text:style-name="P35"/>
      <text:p text:style-name="P36"/>
      <text:p text:style-name="P111">Monte Karlos 2-2020</text:p>
      <text:p text:style-name="P36"/>
      <text:p text:style-name="P44">Vážené dámy a pánové,</text:p>
      <text:p text:style-name="P44"/>
      <text:p text:style-name="P44">už nemůžu dál. Kantoři se ztrácejí, cel<text:span text:style-name="T71">e</text:span>brity nepřicházejí, mentolové bonbony kam se podíváte, <text:span text:style-name="T71">dovolená.</text:span> Celé to šílenství kolem koronaviru jenom kvůli podělané módě. A <text:span text:style-name="T72">Ašelová</text:span> si najme detektiva. To mi ještě scházelo. <text:span text:style-name="T73">A</text:span> <text:span text:style-name="T73">ta dovolená</text:span>. Mohl<text:span text:style-name="T72">a</text:span> <text:span text:style-name="T72">vyšetření těch únosů</text:span> předat mému detektivnímu oddělení. Ale to on<text:span text:style-name="T72">a</text:span> ne! A ještě o tom pátrání budeme psát v Někdeníku. Samozřejmě, prosím, vždyť to tady <text:span text:style-name="T72">celé</text:span> stejně beztak vede <text:span text:style-name="T71">a může mě poslat, kam chce.</text:span> <text:span text:style-name="T72">Normálně bych byl zvědavý, co z toho detektiva vyleze, ale tentokrát to ani nechci vědět. Pokud to ale zajímá Vás, milí čtenáři, nic Vám nebrání nahlédnout do naší nové rubriky Vyšetřování.</text:span></text:p>
      <text:p text:style-name="P44"/>
      <text:p text:style-name="P44">váš Lubomír Lečko</text:p>
      <text:p text:style-name="P44"><text:span text:style-name="T75">z nucené</text:span><text:span text:style-name="T74"> ilegální dovolené na </text:span><text:span text:style-name="T75">svém metru čtverečním pustého ostrova, </text:span><text:span text:style-name="T76">tohle si někdo odskáče</text:span></text:p>
      <text:p text:style-name="P33"/>
      <text:p text:style-name="P44">Zatracený písek.</text:p>
      <text:p text:style-name="P44"/>
      <text:p text:style-name="P68">Pokud by jste měli jakékoliv potíže s doručením (noviny Vám nejsou doručovány pravidelně, dostáváte roztrhané, nebo zmoklé výtisky, <text:span text:style-name="T12">či výtisky od písku, </text:span>atd.) neváhejte nás kontaktovat na této e-mailové adrese, stejně tak se na nás obraťte pokud by jste si přáli z jakéhokoliv důvodu (ač by to bylo tak jako tak nepochopitelné) se z odběru našich prestižních novin odhlásit.</text:p>
      <text:p text:style-name="P68"/>
      <text:p text:style-name="P36"/>
      <text:p text:style-name="P111">Monte Karlos <text:span text:style-name="T77">3</text:span>-2020</text:p>
      <text:p text:style-name="P36"/>
      <text:p text:style-name="P96"><text:span text:style-name="T35">Vážení </text:span><text:span text:style-name="T36">a milí čtenáři</text:span><text:span text:style-name="T35">,</text:span></text:p>
      <text:p text:style-name="P44"/>
      <text:p text:style-name="P97"><text:span text:style-name="T31">kantoři se ztrácejí přímo záchvatným tempem a my stále netušíme, kdo je unáší. </text:span><text:span text:style-name="T32">Zatím máme jediného podezřelého</text:span><text:span text:style-name="T31">. T</text:span><text:span text:style-name="T32">o se zase</text:span><text:span text:style-name="T31"> Sir Daniel Jonathan Pace </text:span><text:span text:style-name="T32">vytáhl</text:span><text:span text:style-name="T31">. Pokud chcete slyšet fňukání a sebelítost nad tím, jak strašn</text:span><text:span text:style-name="T32">ou má práci</text:span><text:span text:style-name="T31">, doporučuju </text:span><text:span text:style-name="T32">jeho</text:span><text:span text:style-name="T31"> skoro čtyři strany dlouhý srdceryvný výlev, který naleznete v našem časopise pod názvem vyšetřování. </text:span><text:span text:style-name="T32">Kdo ho do té práce nutil, </text:span><text:span text:style-name="T33">ptám se já</text:span><text:span text:style-name="T32">.</text:span></text:p>
      <text:p text:style-name="P97"><text:span text:style-name="T32">Ale naše paní šéfredaktorka je samozřejmě opět nespokojená se mnou. Jako kdybych někdy v jednom z těch několika vzácných případů mohl za to, že pozvaná celebrita nedorazila. No dobře, poslední dobou jich možná bylo trochu více. A víte co, já Vám to nebudu dávat po lžičkách. Celebrita nedorazila ani tentokrát. Ale k mému překvapení ještě zbyli v DWF nějací kantoři, takže se můžete v tomto čísle těšit na rozhovor s paní Malou. A taky pořádnou dávku novinek ze závodu, pár zpráv, naši veleúspěšnou rubriku lifestyle a v neposlední řadě našeho korespondenta z </text:span><text:span text:style-name="T34">nedaleké</text:span><text:span text:style-name="T32"> budoucnosti. </text:span><text:span text:style-name="T33">K dnešnímu číslu </text:span><text:span text:style-name="T34">Vám </text:span><text:span text:style-name="T33">doporučuji uvařit </text:span><text:span text:style-name="T34">si </text:span><text:span text:style-name="T33">velký hrnek kakaa, upéct alespoň dva plechy </text:span><text:span text:style-name="T34">domácích </text:span><text:span text:style-name="T33">čokoládových sušenek, vyčkat na nějaké <text:s/>deštivé odpoledne a začíst se do něj, bude to stát za to, ostatně jako vždy.</text:span></text:p>
      <text:p text:style-name="P44"/>
      <text:p text:style-name="P44">váš Lubomír Lečko</text:p>
      <text:p text:style-name="P25">vedoucí distribučního oddělení někdeníku Monte Karlos</text:p>
      <text:p text:style-name="P44"/>
      <text:p text:style-name="P68">Pokud by jste měli jakékoliv potíže s doručením (noviny Vám nejsou doručovány pravidelně, dostáváte roztrhané, nebo zmoklé výtisky, <text:span text:style-name="T12">či výtisky, které byly přejeté parní tříkolkou, </text:span>atd.) neváhejte nás kontaktovat na této e-mailové adrese, stejně tak se na nás obraťte pokud by jste si přáli z jakéhokoliv důvodu (ač by to bylo tak jako tak nepochopitelné) se z odběru našich prestižních novin odhlásit.</text:p>
      <text:p text:style-name="P112">Monte Karlos <text:span text:style-name="T79">4</text:span>-2020</text:p>
      <text:p text:style-name="P37"/>
      <text:p text:style-name="P98"><text:span text:style-name="T35">Vážení </text:span><text:span text:style-name="T36">a milí</text:span><text:span text:style-name="T35"> </text:span><text:span text:style-name="T37">příznivci Někdeníku,</text:span></text:p>
      <text:p text:style-name="P45"/>
      <text:p text:style-name="P52">s radostí Vám přinášíme nejnovější číslo našeho magazínu, nabitého obvyklým dechberoucím střelivem, jmenovitě čerstvým seznamem unesených kantorů, rozhovorem s jedním z mála, kteří ještě nezmizeli, důležitými zprávami o jakési zácpě na Ukrajině a nahlédnutím do šatníku prince Harryho.<text:line-break/>S lítostí však musím konstatovat, že do už tak bezvýsledným vyšetřováním přeplněného čísla se navíc muselo vejít nesmyslné blábolení jednoho z mých kolegů, které je však na rozdíl od výlevů Sira Pace asi osmkrát kratší. Přesto však věřím, že čtení tohoto čísla bude přinejmenším stejně vzrušující jako jízda na horské dráze.</text:p>
      <text:p text:style-name="P53"/>
      <text:p text:style-name="P45"><text:span text:style-name="T80">V</text:span>áš Lubomír Lečko</text:p>
      <text:p text:style-name="P26">vedoucí distribučního oddělení někdeníku Monte Karlos</text:p>
      <text:p text:style-name="P45"/>
      <text:p text:style-name="P69">Pokud by jste měli jakékoliv potíže s doručením (noviny Vám nejsou doručovány pravidelně, dostáváte roztrhané nebo zmoklé výtisky, <text:span text:style-name="T12">či Vám záhadně mizí ze schránky, </text:span>atd.) neváhejte nás kontaktovat na této e-mailové adrese, stejně tak se na nás obraťte pokud by jste si přáli z jakéhokoliv důvodu (ač by to bylo tak jako tak nepochopitelné) se z odběru našich prestižních novin odhlásit.</text:p>
      <text:p text:style-name="P113">Monte Karlos <text:span text:style-name="T81">5</text:span>-2020</text:p>
      <text:p text:style-name="P38"/>
      <text:p text:style-name="P99"><text:span text:style-name="T38">Drazí </text:span><text:span text:style-name="T37">příznivci Někdeníku,</text:span></text:p>
      <text:p text:style-name="P46"/>
      <text:p text:style-name="P59">v tomto čísle se můžete těšit na Karlosův kebab, zdvižené palce, skupinu jezevců a cestu kolem světa, a to vše v Karlos čepici. Také se k nám navrátil již všemi oplakaný Tatar a do DWF se <text:span text:style-name="T82">valí noví kantoři jako diví, aby nahradili padlé kolegy. Sir Jonatan se mezitím dal na turistiku, začal fušovat do umění a ve svém volném čase se intenzivně fláká. Já jsem se nakonec rozhodl, že si svůj případ může strčit do svého šlechtického pozadí, a sám jsem se začal věnovat důležitějším věcem, jako je profesionální šíření pomluv. Aspoň, že Kupé, železná páteř, zlatá tepna a ocelový duch našeho levého ušního bubínku všemocného Krakena, opět nezklamala a oba Karlosovy hosty patřičně rozcupovala.</text:span></text:p>
      <text:p text:style-name="P60">S přáním rychlého a bezbolestného čtení,</text:p>
      <text:p text:style-name="P54"/>
      <text:p text:style-name="P46"><text:span text:style-name="T80">V</text:span>áš Lubomír Lečko</text:p>
      <text:p text:style-name="P27">vedoucí distribučního oddělení někdeníku Monte Karlos</text:p>
      <text:p text:style-name="P46"/>
      <text:p text:style-name="P70">Pokud by jste měli jakékoliv potíže s doručením (noviny Vám nejsou doručovány pravidelně, dostáváte roztrhané nebo zmoklé výtisky, <text:span text:style-name="T12">či výtisky zabalené do tortily, </text:span>atd.) neváhejte nás kontaktovat na této e-mailové adrese, stejně tak se na nás obraťte pokud by jste si přáli z jakéhokoliv důvodu (ač by to bylo tak jako tak nepochopitelné) se z odběru našich prestižních novin odhlásit.</text:p>
      <text:p text:style-name="P114">Monte Karlos <text:span text:style-name="T83">6</text:span>-2020</text:p>
      <text:p text:style-name="P39"/>
      <text:p text:style-name="P100"><text:span text:style-name="T38">V</text:span><text:span text:style-name="T39">ážení čtenáři</text:span><text:span text:style-name="T37">,</text:span></text:p>
      <text:p text:style-name="P47"/>
      <text:p text:style-name="P100"><text:span text:style-name="T40">z</text:span><text:span text:style-name="T39">a poslední dva dny se toho událo skutečně spoustu. A vůbec to nejsou jen události příjemné. Jak bych to řekl? Asi bude nejlepší, když si všechno sami přečtete na vlastní oči, nový díl Někdeníku už na vás čeká.</text:span></text:p>
      <text:p text:style-name="P101"><text:span text:style-name="T39">Z</text:span><text:span text:style-name="T30">ároveň přijměte prosím mou co nej</text:span><text:span text:style-name="T41">u</text:span><text:span text:style-name="T30">pří</text:span><text:span text:style-name="T41">mnější omluvu za 24 hodinové zpoždění, které jste si museli vytrpět kvůli neschopnému laminovacímu týmu. </text:span><text:span text:style-name="T42">Je to banda břídílů.</text:span><text:span text:style-name="T41"> Všechny jsem je s okamžitou platností propustil a letěl jsem na </text:span><text:span text:style-name="T42">Bakerův ostrov zalaminovat všechny Někdeníky sám.</text:span></text:p>
      <text:p text:style-name="P55"/>
      <text:p text:style-name="P47"><text:span text:style-name="T80">V</text:span>áš Lubomír Lečko</text:p>
      <text:p text:style-name="P28">vedoucí distribučního oddělení někdeníku Monte Karlos</text:p>
      <text:p text:style-name="P47"/>
      <text:p text:style-name="P100"><text:span text:style-name="T19">Pokud by jste měli jakékoliv potíže s doručením (noviny Vám nejsou doručovány pravidelně, dostáváte roztrhané nebo zmoklé výtisky, </text:span><text:span text:style-name="T20">či výtisky, </text:span><text:span text:style-name="T21">které nebyly řádně zalaminován</text:span><text:span text:style-name="T22">y</text:span><text:span text:style-name="T20">, </text:span><text:span text:style-name="T19">atd.) neváhejte nás kontaktovat na této e-mailové adrese, stejně tak se na nás obraťte pokud by jste si přáli z jakéhokoliv důvodu (ač by to bylo tak jako tak nepochopitelné) se z odběru našich prestižních novin odhlásit.</text:span></text:p>
      <text:p text:style-name="P115">Monte Karlos <text:span text:style-name="T15">Speciální příloha 1</text:span></text:p>
      <text:p text:style-name="P41"/>
      <text:p text:style-name="P104"><text:span text:style-name="T38">V</text:span><text:span text:style-name="T39">ážení čtenáři</text:span><text:span text:style-name="T37">,</text:span></text:p>
      <text:p text:style-name="P49"/>
      <text:p text:style-name="P61">Zatímco sídlo Monte Karla, zničené rozhovorem s Ludmilou Malou, je stále v rekonstrukci, připravili jsme pro Vás náhled do soudních síní, které se otřásají odporem nad zločiny spáchanými bývalou kandidátkou na post nejvyššího vůdce všeho učitelstva a odpornou zrádkyní Martinou Rotreklovou. Ve speciální 1. příloze k ještě nevydanému 7.číslu Monte Karlos Někdeníku Vám přinášíme exkluzivní záznam soudního přelíčení, redakčně upraveného podle současných ideologických přesvědčení.</text:p>
      <text:p text:style-name="P56"/>
      <text:p text:style-name="P49"><text:span text:style-name="T80">V</text:span>áš Lubomír Lečko</text:p>
      <text:p text:style-name="P30">vedoucí distribučního oddělení někdeníku Monte Karlos</text:p>
      <text:p text:style-name="P49"/>
      <text:p text:style-name="P123"><text:span text:style-name="T19">Pokud by jste měli jakékoliv potíže s doručením (noviny Vám nejsou doručovány pravidelně, dostáváte roztrhané nebo zmoklé výtisky, </text:span><text:span text:style-name="T20">či výtisky, </text:span><text:span text:style-name="T21">k</text:span><text:span text:style-name="T23">teré nebyly n</text:span><text:span text:style-name="T25">áležitě</text:span><text:span text:style-name="T23"> cenzurovány</text:span><text:span text:style-name="T20">, </text:span><text:span text:style-name="T19">atd.) neváhejte nás kontaktovat na této e-mailové adrese, stejně tak se na nás obraťte pokud by jste si přáli z jakéhokoliv důvodu (ač by to bylo tak jako tak nepochopitelné) se z odběru našich prestižních novin odhlásit.</text:span></text:p>
      <text:p text:style-name="P72"/>
      <text:p text:style-name="P72"/>
      <text:p text:style-name="P72"/>
      <text:p text:style-name="P105"><text:span text:style-name="T43">Monte Karlos </text:span><text:span text:style-name="T47">Speciální příloha </text:span><text:span text:style-name="T49">2</text:span></text:p>
      <text:p text:style-name="P42"/>
      <text:p text:style-name="P105"><text:span text:style-name="T38">V</text:span><text:span text:style-name="T39">ážení </text:span><text:span text:style-name="T48">truchlící</text:span><text:span text:style-name="T37">,</text:span></text:p>
      <text:p text:style-name="P50"/>
      <text:p text:style-name="P105"><text:span text:style-name="T42">J</text:span><text:span text:style-name="T48">e tomu již 126 dní ode </text:span><text:span text:style-name="T49">dne</text:span><text:span text:style-name="T48">, kdy nás opustila Olšana Kupé, nejskvělejší politická recenzentka všech dob. Pár byrokratických záležitostí kolem její smrti se </text:span><text:span text:style-name="T49">ale </text:span><text:span text:style-name="T48">bohužel trochu protáhlo, takže její pohřeb se konal až tuto </text:span><text:span text:style-name="T57">středu</text:span><text:span text:style-name="T48">. </text:span><text:span text:style-name="T42">Ve speciální </text:span><text:span text:style-name="T48">2</text:span><text:span text:style-name="T42">. příloze k ještě nevydanému 7.číslu Monte Karlos Někdeníku Vám </text:span><text:span text:style-name="T50">exkluzivně </text:span><text:span text:style-name="T42">přinášíme </text:span><text:span text:style-name="T48">nevídané svědectví, jednoho ze smutečních hostů.</text:span><text:span text:style-name="T42"> </text:span><text:span text:style-name="T49">Do budoucna se však dívám s optimismem a </text:span><text:span text:style-name="T50">pevně </text:span><text:span text:style-name="T49">věřím, že brzy už budeme distribuovat i nové číslo Někdeníku.</text:span></text:p>
      <text:p text:style-name="P62"/>
      <text:p text:style-name="P107"><text:span text:style-name="T49">Z </text:span><text:span text:style-name="T30">nově vybudovaného sídla Monte Karla (Řím taky nepostavili za den) posílá pozdrav</text:span></text:p>
      <text:p text:style-name="P57"/>
      <text:p text:style-name="P50"><text:span text:style-name="T80">V</text:span>áš Lubomír Lečko</text:p>
      <text:p text:style-name="P31">vedoucí distribučního oddělení někdeníku Monte Karlos</text:p>
      <text:p text:style-name="P50"/>
      <text:p text:style-name="P124"><text:span text:style-name="T19">Pokud by jste měli jakékoliv potíže s doručením (noviny Vám nejsou doručovány pravidelně, dostáváte roztrhané nebo zmoklé výtisky, </text:span><text:span text:style-name="T20">či výtisky, </text:span><text:span text:style-name="T26">ke </text:span><text:span text:style-name="T21">k</text:span><text:span text:style-name="T23">ter</text:span><text:span text:style-name="T26">ým</text:span><text:span text:style-name="T23"> nebylo p</text:span><text:span text:style-name="T26">řiloženo parte</text:span><text:span text:style-name="T20">, </text:span><text:span text:style-name="T19">atd.) neváhejte nás kontaktovat na této e-mailové adrese, stejně tak se na nás obraťte pokud by jste si přáli z jakéhokoliv důvodu (ač by to bylo tak jako tak nepochopitelné) se z odběru našich prestižních novin odhlásit.</text:span></text:p>
      <text:p text:style-name="P122"><text:span text:style-name="T43">Monte Karlos </text:span><text:span text:style-name="T39">7-</text:span><text:span text:style-name="T43">2020</text:span></text:p>
      <text:p text:style-name="P43"/>
      <text:p text:style-name="P108"><text:span text:style-name="T38">V</text:span><text:span text:style-name="T39">ážení čtenáři</text:span><text:span text:style-name="T37">,</text:span></text:p>
      <text:p text:style-name="P108"><text:span text:style-name="T51">závod o post nejvyššího vůdce všeho učitelstva už je zase je v plném proudu a stejně tak pořad Monte Karlos, kter</text:span><text:span text:style-name="T52">ý</text:span><text:span text:style-name="T51"> se sice musí </text:span><text:span text:style-name="T53">kvůli </text:span><text:span text:style-name="T54">jakési pandemii </text:span><text:span text:style-name="T51">pořádat v </text:span><text:span text:style-name="T52">poněkud</text:span><text:span text:style-name="T51"> skromnějším počtu 5</text:span><text:span text:style-name="T52">0 000 diváků, nicméně takto zase mohou mít mezi sebou třímetrové rozestupy a pohodlnější saténová křesla. Zároveň se d</text:span><text:span text:style-name="T54">íky tomuto kroku</text:span><text:span text:style-name="T53"> </text:span><text:span text:style-name="T52">zvýšila exkluzivita pořadu a asi zdevítinásobila cena vstupenek. </text:span><text:span text:style-name="T53">Náhodou se ale také celý rozhovor s celebritou ocitl v krizi. Nebudu Vás napínat, více informací se dozvíte v mé zpovědi. </text:span><text:span text:style-name="T54">Ale samozřejmě i ostatní rubriky mají co nabídnout, bude to stát za to, tak si držte paruky.</text:span></text:p>
      <text:p text:style-name="P58"/>
      <text:p text:style-name="P51"><text:span text:style-name="T80">V</text:span>áš Lubomír Lečko</text:p>
      <text:p text:style-name="P32">vedoucí distribučního oddělení někdeníku Monte Karlos</text:p>
      <text:p text:style-name="P51"/>
      <text:p text:style-name="P106"><text:span text:style-name="T19">Pokud by jste měli jakékoliv potíže s doručením (noviny Vám nejsou doručovány pravidelně, dostáváte roztrhané nebo zmoklé výtisky, </text:span><text:span text:style-name="T20">či výtisky, </text:span><text:span text:style-name="T27">umazané od burákového másla (on Bob si </text:span><text:span text:style-name="T28">pořád tahá nějaké do práce</text:span><text:span text:style-name="T27">)</text:span><text:span text:style-name="T21">,</text:span><text:span text:style-name="T20"> </text:span><text:span text:style-name="T19">atd.) neváhejte nás kontaktovat na této e-mailové adrese, stejně tak se na nás obraťte pokud by jste si přáli z jakéhokoliv důvodu (ač by to bylo tak jako tak nepochopitelné) se z odběru našich prestižních novin odhlásit.</text:span></text:p>
      <text:p text:style-name="P12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Roboto" svg:font-family="Roboto, RobotoDraft, Helvetica, Arial, sans-serif"/>
    <style:font-face style:name="Liberation Serif1" svg:font-family="'Liberation Serif'" style:font-family-generic="roman"/>
    <style:font-face style:name="Lucida Sans1" svg:font-family="'Lucida Sans'" style:font-family-generic="swiss"/>
    <style:font-face style:name="Arial Black" svg:font-family="'Arial Black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5f_20_5f_2_5f_unnumbered" style:display-name="Heading_20_2_unnumbered" style:family="paragraph" style:parent-style-name="Heading_20_2" style:default-outline-level="" style:list-style-name="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09-27T22:50:05.103000000</meta:creation-date>
    <dc:date>2020-12-06T22:14:54.736000000</dc:date>
    <meta:editing-duration>PT11H40M4S</meta:editing-duration>
    <meta:editing-cycles>47</meta:editing-cycles>
    <meta:generator>LibreOffice/6.3.5.2$Windows_X86_64 LibreOffice_project/dd0751754f11728f69b42ee2af66670068624673</meta:generator>
    <meta:document-statistic meta:table-count="0" meta:image-count="0" meta:object-count="0" meta:page-count="17" meta:paragraph-count="141" meta:word-count="3409" meta:character-count="22272" meta:non-whitespace-character-count="18992"/>
  </office:meta>
</office:document-meta>
</file>